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 svg:font-family="Consolas" style:font-family-generic="modern" style:font-pitch="fixed"/>
    <style:font-face style:name="Consolas1" svg:font-family="Consolas" style:font-adornments="太字" style:font-family-generic="modern" style:font-pitch="fixed"/>
    <style:font-face style:name="Noto Mono" svg:font-family="'Noto Mono'" style:font-family-generic="modern" style:font-pitch="fixed"/>
    <style:font-face style:name="Consolas2" svg:font-family="Consolas" style:font-family-generic="modern" style:font-pitch="variable"/>
    <style:font-face style:name="HG PゴシックB Sun2" svg:font-family="'HG PゴシックB Sun'" style:font-family-generic="modern" style:font-pitch="variable"/>
    <style:font-face style:name="Liberation Sans2" svg:font-family="'Liberation Sans'" style:font-family-generic="modern" style:font-pitch="variable"/>
    <style:font-face style:name="Noto Mono1" svg:font-family="'Noto Mono'" style:font-family-generic="modern" style:font-pitch="variable"/>
    <style:font-face style:name="HG PゴシックB Sun1"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4"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 svg:font-family="'Noto Serif CJK JP'" style:font-family-generic="roman" style:font-pitch="variable"/>
    <style:font-face style:name="Noto Serif CJK JP1" svg:font-family="'Noto Serif CJK JP'" style:font-adornments="太字" style:font-family-generic="roman" style:font-pitch="variable"/>
    <style:font-face style:name="HG PゴシックB Sun"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3" svg:font-family="'Noto Sans'" style:font-family-generic="swiss" style:font-pitch="variable"/>
    <style:font-face style:name="Noto Sans5" svg:font-family="'Noto Sans'" style:font-adornments="太字" style:font-family-generic="swiss" style:font-pitch="variable"/>
    <style:font-face style:name="Noto Sans1" svg:font-family="'Noto Sans'" style:font-adornments="標準" style:font-family-generic="swiss" style:font-pitch="variable"/>
    <style:font-face style:name="Noto Sans CJK JP Bold1" svg:font-family="'Noto Sans CJK JP Bold'" style:font-family-generic="swiss" style:font-pitch="variable"/>
    <style:font-face style:name="Noto Sans CJK JP Bold4" svg:font-family="'Noto Sans CJK JP Bold'" style:font-adornments="太字" style:font-family-generic="swiss" style:font-pitch="variable"/>
    <style:font-face style:name="Noto Sans CJK JP Bold" svg:font-family="'Noto Sans CJK JP Bold'" style:font-adornments="標準" style:font-family-generic="swiss" style:font-pitch="variable"/>
    <style:font-face style:name="Noto Sans CJK JP Regular2"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3"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2" svg:font-family="'Noto Sans CJK JP Bold'" style:font-family-generic="system" style:font-pitch="variable"/>
    <style:font-face style:name="Noto Sans CJK JP Bold3"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262cm" fo:min-width="27.03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5cm" fo:min-width="5.285cm"/>
      <style:paragraph-properties style:writing-mode="lr-tb"/>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2.542cm" fo:min-width="0.941cm"/>
      <style:paragraph-properties style:writing-mode="tb-rl"/>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4.019cm"/>
      <style:paragraph-properties style:writing-mode="lr-tb"/>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313cm"/>
    </style:style>
    <style:style style:name="gr7" style:family="graphic" style:parent-style-name="standard">
      <style:graphic-properties draw:stroke="none" svg:stroke-color="#000000" draw:fill="none" draw:fill-color="#ffffff" draw:textarea-horizontal-align="left" draw:auto-grow-height="true" draw:auto-grow-width="true" fo:min-height="1.729cm" fo:min-width="3.147cm"/>
      <style:paragraph-properties style:writing-mode="lr-tb"/>
    </style:style>
    <style:style style:name="gr8"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038cm" fo:min-width="0.601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5.306cm"/>
      <style:paragraph-properties style:writing-mode="lr-tb"/>
    </style:style>
    <style:style style:name="gr10"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1" style:family="graphic" style:parent-style-name="standard">
      <style:graphic-properties draw:stroke="none" svg:stroke-color="#000000" draw:fill="none" draw:fill-color="#ffffff" draw:textarea-horizontal-align="left" draw:auto-grow-height="true" draw:auto-grow-width="true" fo:min-height="5.529cm" fo:min-width="3.473cm"/>
      <style:paragraph-properties style:writing-mode="lr-tb"/>
    </style:style>
    <style:style style:name="gr12" style:family="graphic" style:parent-style-name="standard">
      <style:graphic-properties svg:stroke-color="#000000" draw:fill="solid" draw:fill-color="#000000" draw:textarea-horizontal-align="justify" draw:textarea-vertical-align="middle" draw:auto-grow-height="false" fo:min-height="0.25cm" fo:min-width="0.813cm"/>
    </style:style>
    <style:style style:name="gr13" style:family="graphic" style:parent-style-name="standard">
      <style:graphic-properties svg:stroke-width="0.212cm" svg:stroke-color="#000000" draw:marker-start-width="0.618cm" draw:marker-end-width="0.618cm" draw:fill="solid" draw:fill-color="#000000" draw:textarea-horizontal-align="justify" draw:textarea-vertical-align="middle" draw:auto-grow-height="false" fo:min-height="0.038cm" fo:min-width="0.601cm" fo:padding-top="0.231cm" fo:padding-bottom="0.231cm" fo:padding-left="0.356cm" fo:padding-right="0.356cm"/>
    </style:style>
    <style:style style:name="gr14" style:family="graphic" style:parent-style-name="standard">
      <style:graphic-properties draw:fill="solid" draw:fill-color="#000000" draw:textarea-horizontal-align="justify" draw:textarea-vertical-align="middle" draw:auto-grow-height="false" fo:min-height="0.751cm" fo:min-width="1.885cm"/>
    </style:style>
    <style:style style:name="gr15" style:family="graphic" style:parent-style-name="standard">
      <style:graphic-properties draw:stroke="none" svg:stroke-color="#000000" draw:fill="none" draw:fill-color="#ffffff" draw:textarea-horizontal-align="left" draw:auto-grow-height="true" draw:auto-grow-width="true" fo:min-height="3.457cm" fo:min-width="10.323cm"/>
      <style:paragraph-properties style:writing-mode="lr-tb"/>
    </style:style>
    <style:style style:name="gr16" style:family="graphic" style:parent-style-name="standard">
      <style:graphic-properties draw:stroke="solid"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center" draw:auto-grow-height="true" draw:auto-grow-width="true" fo:min-height="6.913cm" fo:min-width="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46cm" fo:min-width="10.8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57cm" fo:min-width="10.217cm"/>
      <style:paragraph-properties style:writing-mode="lr-tb"/>
    </style:style>
    <style:style style:name="gr20" style:family="graphic" style:parent-style-name="objectwithoutfill">
      <style:graphic-properties svg:stroke-width="0.212cm" svg:stroke-color="#000000" draw:marker-start-width="0.618cm" draw:marker-end-width="0.618cm" draw:fill="none" draw:textarea-horizontal-align="center" draw:textarea-vertical-align="middle" fo:padding-top="0.231cm" fo:padding-bottom="0.231cm" fo:padding-left="0.356cm" fo:padding-right="0.356cm"/>
    </style:style>
    <style:style style:name="gr21" style:family="graphic" style:parent-style-name="objectwithoutfill">
      <style:graphic-properties svg:stroke-width="0.212cm" svg:stroke-color="#ff420e" draw:marker-start-width="0.618cm" draw:marker-end-width="0.618cm" draw:fill="none" draw:textarea-horizontal-align="center" draw:textarea-vertical-align="middle" fo:padding-top="0.231cm" fo:padding-bottom="0.231cm" fo:padding-left="0.356cm" fo:padding-right="0.356cm"/>
    </style:style>
    <style:style style:name="gr22" style:family="graphic" style:parent-style-name="objectwithoutfill">
      <style:graphic-properties svg:stroke-width="0.212cm" svg:stroke-color="#83caff" draw:marker-start-width="0.618cm" draw:marker-end-width="0.618cm" draw:fill="none" draw:textarea-horizontal-align="center" draw:textarea-vertical-align="middle" fo:padding-top="0.231cm" fo:padding-bottom="0.231cm" fo:padding-left="0.356cm" fo:padding-right="0.356cm"/>
    </style:style>
    <style:style style:name="gr23" style:family="graphic" style:parent-style-name="objectwithoutfill">
      <style:graphic-properties svg:stroke-width="0.212cm" svg:stroke-color="#579d1c" draw:marker-start-width="0.618cm" draw:marker-end-width="0.618cm" draw:fill="none" draw:textarea-horizontal-align="center" draw:textarea-vertical-align="middle" fo:padding-top="0.231cm" fo:padding-bottom="0.231cm" fo:padding-left="0.356cm" fo:padding-right="0.356cm"/>
    </style:style>
    <style:style style:name="gr24" style:family="graphic" style:parent-style-name="objectwithoutfill">
      <style:graphic-properties svg:stroke-width="0.212cm" svg:stroke-color="#ffd320" draw:marker-start-width="0.618cm" draw:marker-end-width="0.618cm" draw:fill="none" draw:textarea-horizontal-align="center" draw:textarea-vertical-align="middle" fo:padding-top="0.231cm" fo:padding-bottom="0.231cm" fo:padding-left="0.356cm" fo:padding-right="0.356cm"/>
    </style:style>
    <style:style style:name="gr25" style:family="graphic" style:parent-style-name="objectwithoutfill">
      <style:graphic-properties svg:stroke-width="0.212cm" svg:stroke-color="#c5000b" draw:marker-start-width="0.618cm"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svg:stroke-color="#7e0021" draw:marker-start-width="0.618cm"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5cm" fo:min-width="6.183cm"/>
      <style:paragraph-properties style:writing-mode="lr-tb"/>
    </style:style>
    <style:style style:name="gr29" style:family="graphic" style:parent-style-name="objectwithoutfill">
      <style:graphic-properties draw:stroke="solid" svg:stroke-width="0.053cm" svg:stroke-color="#000000" draw:marker-start-width="0.279cm" draw:marker-end="Arrow" draw:marker-end-width="0.379cm" draw:fill="none" draw:textarea-horizontal-align="center"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865cm" fo:min-width="1.99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2.009cm"/>
      <style:paragraph-properties style:writing-mode="lr-tb"/>
    </style:style>
    <style:style style:name="gr32" style:family="graphic" style:parent-style-name="objectwithoutfill">
      <style:graphic-properties draw:stroke="solid" svg:stroke-width="0.106cm" svg:stroke-color="#ff0000" draw:marker-start-width="0.359cm" draw:marker-end="Arrow_20_concave" draw:marker-end-width="0.459cm" draw:fill="solid"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4" style:family="graphic" style:parent-style-name="objectwithoutfill">
      <style:graphic-properties draw:stroke="solid" svg:stroke-width="0.106cm" svg:stroke-color="#000000" draw:marker-start-width="0.359cm" draw:marker-end="Arrow_20_concave" draw:marker-end-width="0.4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1.729cm" fo:min-width="2.68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41cm" fo:min-width="4.629cm"/>
      <style:paragraph-properties style:writing-mode="lr-tb"/>
    </style:style>
    <style:style style:name="gr37" style:family="graphic" style:parent-style-name="standard">
      <style:graphic-properties draw:stroke="none" draw:fill-color="#000000" draw:textarea-horizontal-align="justify" draw:textarea-vertical-align="middle" draw:auto-grow-height="false" fo:min-height="0.625cm" fo:min-width="0.25cm"/>
    </style:style>
    <style:style style:name="gr38" style:family="graphic" style:parent-style-name="standard">
      <style:graphic-properties draw:stroke="none" svg:stroke-color="#000000" draw:fill="none" draw:fill-color="#ffffff" draw:textarea-horizontal-align="left" draw:auto-grow-height="true" draw:auto-grow-width="true" fo:min-height="0.865cm" fo:min-width="4.5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65cm" fo:min-width="4.40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729cm" fo:min-width="18.823cm"/>
      <style:paragraph-properties style:writing-mode="lr-tb"/>
    </style:style>
    <style:style style:name="gr41" style:family="graphic" style:parent-style-name="standard">
      <style:graphic-properties svg:stroke-width="0.035cm" svg:stroke-color="#ff0000" draw:marker-start-width="0.252cm" draw:marker-end-width="0.252cm" draw:fill="none" draw:textarea-horizontal-align="justify" draw:textarea-vertical-align="middle" draw:auto-grow-height="false" fo:min-height="5.558cm" fo:min-width="5.115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6.5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65cm" fo:min-width="6.69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96cm" fo:min-width="12.1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65cm" fo:min-width="0.7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5cm" fo:min-width="0.36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0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82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729cm" fo:min-width="2.7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74cm" fo:min-width="15.35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729cm" fo:min-width="1.24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729cm" fo:min-width="1.522cm"/>
      <style:paragraph-properties style:writing-mode="lr-tb"/>
    </style:style>
    <style:style style:name="gr53" style:family="graphic" style:parent-style-name="standard">
      <style:graphic-properties draw:stroke="solid" svg:stroke-width="0.053cm" svg:stroke-color="#ffffff" draw:marker-start-width="0.379cm" draw:marker-end-width="0.379cm" draw:fill-color="#000000" draw:textarea-vertical-align="middle" draw:auto-grow-height="false" fo:min-height="2.499cm" fo:min-width="2.449cm" fo:padding-top="0.151cm" fo:padding-bottom="0.151cm" fo:padding-left="0.276cm" fo:padding-right="0.276cm"/>
    </style:style>
    <style:style style:name="gr54" style:family="graphic" style:parent-style-name="standard">
      <style:graphic-properties draw:stroke="solid" svg:stroke-width="0.053cm" svg:stroke-color="#ffffff" draw:marker-start-width="0.379cm" draw:marker-end-width="0.379cm" draw:fill-color="#000000" draw:textarea-vertical-align="middle" draw:auto-grow-height="false" fo:min-height="5.279cm" fo:min-width="6.029cm" fo:padding-top="0.151cm" fo:padding-bottom="0.151cm" fo:padding-left="0.276cm" fo:padding-right="0.276cm"/>
    </style:style>
    <style:style style:name="gr55" style:family="graphic" style:parent-style-name="standard">
      <style:graphic-properties draw:stroke="solid" svg:stroke-width="0.053cm" svg:stroke-color="#ffffff" draw:marker-start-width="0.379cm" draw:marker-end-width="0.379cm" draw:fill-color="#000000" draw:textarea-vertical-align="middle" draw:auto-grow-height="false" fo:min-height="8cm" fo:min-width="8.82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0.865cm" fo:min-width="0.6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65cm" fo:min-width="1.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5cm" fo:min-width="4.9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5cm" fo:min-width="0.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65cm" fo:min-width="1.6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65cm" fo:min-width="0.89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29cm" fo:min-width="3.338cm"/>
      <style:paragraph-properties style:writing-mode="lr-tb"/>
    </style:style>
    <style:style style:name="gr63" style:family="graphic" style:parent-style-name="standard">
      <style:graphic-properties svg:stroke-color="#000000" draw:fill-color="#000000" draw:textarea-horizontal-align="justify" draw:textarea-vertical-align="middle" draw:auto-grow-height="false" fo:min-height="2.15cm" fo:min-width="6.15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729cm" fo:min-width="1.36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729cm" fo:min-width="21.198cm"/>
      <style:paragraph-properties style:writing-mode="lr-tb"/>
    </style:style>
    <style:style style:name="gr66" style:family="graphic" style:parent-style-name="standard">
      <style:graphic-properties svg:stroke-width="0.035cm" svg:stroke-color="#ffffff" draw:marker-start-width="0.252cm" draw:marker-end-width="0.252cm" draw:fill-color="#000000" draw:textarea-vertical-align="middle" draw:auto-grow-height="false" fo:min-height="3.716cm" fo:min-width="3.267cm" fo:padding-top="0.142cm" fo:padding-bottom="0.142cm" fo:padding-left="0.267cm" fo:padding-right="0.267cm"/>
    </style:style>
    <style:style style:name="gr67" style:family="graphic" style:parent-style-name="standard">
      <style:graphic-properties svg:stroke-width="0.035cm" svg:stroke-color="#ffffff" draw:marker-start-width="0.252cm" draw:marker-end-width="0.252cm" draw:fill-color="#000000" draw:textarea-vertical-align="middle" draw:auto-grow-height="false" fo:min-height="6.317cm" fo:min-width="6.667cm"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674cm" fo:min-width="14.5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729cm" fo:min-width="2.16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729cm" fo:min-width="2.99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729cm" fo:min-width="2.87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729cm" fo:min-width="3.12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5cm" fo:min-width="3.499cm"/>
      <style:paragraph-properties style:writing-mode="lr-tb"/>
    </style:style>
    <style:style style:name="gr74" style:family="graphic" style:parent-style-name="standard">
      <style:graphic-properties svg:stroke-color="#000000" draw:fill-color="#000000" draw:textarea-horizontal-align="justify" draw:textarea-vertical-align="middle" draw:auto-grow-height="false" fo:min-height="0.35cm" fo:min-width="0.9cm"/>
    </style:style>
    <style:style style:name="gr75" style:family="graphic" style:parent-style-name="objectwithoutfill">
      <style:graphic-properties svg:stroke-width="0.053cm" svg:stroke-color="#000000" draw:marker-start-width="0.279cm" draw:marker-end="Symmetric_20_Arrow" draw:marker-end-width="0.379cm" draw:fill="solid" draw:textarea-vertical-align="middle" fo:padding-top="0.151cm" fo:padding-bottom="0.151cm" fo:padding-left="0.276cm" fo:padding-right="0.276cm"/>
    </style:style>
    <style:style style:name="gr76" style:family="graphic" style:parent-style-name="standard">
      <style:graphic-properties draw:stroke="none" svg:stroke-color="#000000" draw:fill="none" draw:fill-color="#ffffff" draw:textarea-horizontal-align="left" draw:auto-grow-height="true" draw:auto-grow-width="true" fo:min-height="1.729cm" fo:min-width="1.645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729cm" fo:min-width="2.99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729cm" fo:min-width="2.00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729cm" fo:min-width="2.508cm"/>
      <style:paragraph-properties style:writing-mode="lr-tb"/>
    </style:style>
    <style:style style:name="gr80" style:family="graphic" style:parent-style-name="standard">
      <style:graphic-properties svg:stroke-color="#000000" draw:fill-color="#000000" draw:textarea-vertical-align="middle" draw:auto-grow-height="false" fo:min-height="4.351cm" fo:min-width="4.101cm"/>
    </style:style>
    <style:style style:name="gr81" style:family="graphic" style:parent-style-name="standard">
      <style:graphic-properties draw:stroke="none" svg:stroke-color="#000000" draw:fill="none" draw:fill-color="#ffffff" draw:textarea-horizontal-align="left" draw:auto-grow-height="true" draw:auto-grow-width="true" fo:min-height="3.457cm" fo:min-width="5.24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593cm" fo:min-width="4.14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3.457cm" fo:min-width="4.993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457cm" fo:min-width="3.79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729cm" fo:min-width="25.69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65cm" fo:min-width="1.41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687cm" fo:min-width="3.727cm"/>
      <style:paragraph-properties style:writing-mode="lr-tb"/>
    </style:style>
    <style:style style:name="gr88" style:family="graphic" style:parent-style-name="standard">
      <style:graphic-properties draw:stroke="solid" svg:stroke-width="0.1cm" svg:stroke-color="#000000" draw:marker-start-width="0.35cm" draw:marker-end-width="0.35cm" draw:fill="none" draw:textarea-horizontal-align="justify" draw:textarea-vertical-align="middle" draw:auto-grow-height="false" fo:min-height="10.298cm" fo:min-width="19.148cm" fo:padding-top="0.175cm" fo:padding-bottom="0.175cm" fo:padding-left="0.3cm" fo:padding-right="0.3cm"/>
    </style:style>
    <style:style style:name="gr89"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cm" fo:min-width="0cm" fo:padding-top="0.175cm" fo:padding-bottom="0.175cm" fo:padding-left="0.3cm" fo:padding-right="0.3cm"/>
    </style:style>
    <style:style style:name="gr90" style:family="graphic" style:parent-style-name="standard">
      <style:graphic-properties draw:stroke="none" svg:stroke-width="0.1cm" svg:stroke-color="#000000" draw:marker-start-width="0.35cm" draw:marker-end-width="0.35cm" draw:fill="solid" draw:fill-color="#83caff" draw:textarea-horizontal-align="justify" draw:textarea-vertical-align="middle" draw:auto-grow-height="false" fo:min-height="0cm" fo:min-width="0cm" fo:padding-top="0.175cm" fo:padding-bottom="0.175cm" fo:padding-left="0.3cm" fo:padding-right="0.3cm"/>
    </style:style>
    <style:style style:name="gr91" style:family="graphic" style:parent-style-name="standard">
      <style:graphic-properties draw:stroke="none" svg:stroke-width="0cm" svg:stroke-color="#000000" draw:marker-start-width="0.2cm" draw:marker-end-width="0.2cm" draw:fill="solid" draw:fill-color="#ff420e" draw:textarea-horizontal-align="justify" draw:textarea-vertical-align="middle" draw:auto-grow-height="false" fo:min-height="0cm" fo:min-width="0cm" fo:padding-top="0.175cm" fo:padding-bottom="0.175cm" fo:padding-left="0.3cm" fo:padding-right="0.3cm"/>
    </style:style>
    <style:style style:name="gr92"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034cm" fo:min-width="0cm" fo:padding-top="0.125cm" fo:padding-bottom="0.125cm" fo:padding-left="0.25cm" fo:padding-right="0.25cm"/>
    </style:style>
    <style:style style:name="gr93"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94" style:family="graphic" style:parent-style-name="standard">
      <style:graphic-properties draw:stroke="none" svg:stroke-color="#000000" draw:fill="none" draw:fill-color="#ffffff" draw:textarea-horizontal-align="left" draw:auto-grow-height="true" draw:auto-grow-width="true" fo:min-height="2.112cm" fo:min-width="3.05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112cm" fo:min-width="3.058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687cm" fo:min-width="1.179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87cm" fo:min-width="1.17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687cm" fo:min-width="1.429cm"/>
      <style:paragraph-properties style:writing-mode="lr-tb"/>
    </style:style>
    <style:style style:name="gr99" style:family="graphic" style:parent-style-name="standard">
      <style:graphic-properties draw:stroke="solid" svg:stroke-color="#ffffff" draw:fill="solid" draw:fill-color="#cccccc" draw:textarea-horizontal-align="justify" draw:textarea-vertical-align="middle" draw:auto-grow-height="false" fo:min-height="2.226cm" fo:min-width="6.572cm"/>
    </style:style>
    <style:style style:name="gr100" style:family="graphic" style:parent-style-name="standard">
      <style:graphic-properties draw:stroke="none" svg:stroke-color="#000000" draw:fill="none" draw:fill-color="#ffffff" draw:textarea-horizontal-align="left" draw:auto-grow-height="true" draw:auto-grow-width="true" fo:min-height="0.882cm" fo:min-width="8.058cm"/>
      <style:paragraph-properties style:writing-mode="lr-tb"/>
    </style:style>
    <style:style style:name="gr101" style:family="graphic" style:parent-style-name="standard">
      <style:graphic-properties draw:stroke="none" draw:fill="solid" draw:fill-color="#000000" draw:textarea-horizontal-align="justify" draw:textarea-vertical-align="middle" draw:auto-grow-height="false" fo:min-height="0.5cm" fo:min-width="0.813cm"/>
    </style:style>
    <style:style style:name="gr102" style:family="graphic" style:parent-style-name="standard">
      <style:graphic-properties draw:stroke="none" svg:stroke-color="#000000" draw:fill="solid" draw:fill-color="#ffffff" draw:textarea-horizontal-align="left" draw:auto-grow-height="true" draw:auto-grow-width="true" fo:min-height="1.931cm" fo:min-width="7.376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047cm" fo:min-width="27.663cm"/>
      <style:paragraph-properties style:writing-mode="lr-tb"/>
    </style:style>
    <style:style style:name="gr104" style:family="graphic" style:parent-style-name="objectwithoutfill">
      <style:graphic-properties svg:stroke-width="0.035cm" svg:stroke-color="#000000" draw:marker-start-width="0.352cm" draw:marker-end-width="0.352cm" draw:fill="none" draw:textarea-horizontal-align="center" draw:textarea-vertical-align="middle"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865cm" fo:min-width="10.598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865cm" fo:min-width="10.996cm"/>
      <style:paragraph-properties style:writing-mode="lr-tb"/>
    </style:style>
    <style:style style:name="gr107" style:family="graphic" style:parent-style-name="objectwithoutfill">
      <style:graphic-properties svg:stroke-width="0.028cm" svg:stroke-color="#3333ff" draw:marker-start-width="0.342cm" draw:marker-end-width="0.342cm" draw:fill="none" draw:textarea-horizontal-align="center" draw:textarea-vertical-align="middle" fo:padding-top="0.139cm" fo:padding-bottom="0.139cm" fo:padding-left="0.264cm" fo:padding-right="0.264cm"/>
    </style:style>
    <style:style style:name="gr108" style:family="graphic" style:parent-style-name="objectwithoutfill">
      <style:graphic-properties svg:stroke-width="0.028cm" svg:stroke-color="#ff33ff" draw:marker-start-width="0.342cm" draw:marker-end-width="0.342cm" draw:fill="none" draw:textarea-horizontal-align="center" draw:textarea-vertical-align="middle" fo:padding-top="0.139cm" fo:padding-bottom="0.139cm" fo:padding-left="0.264cm" fo:padding-right="0.264cm"/>
    </style:style>
    <style:style style:name="gr109" style:family="graphic" style:parent-style-name="standard">
      <style:graphic-properties draw:stroke="none" svg:stroke-color="#000000" draw:fill="none" draw:fill-color="#ffffff" draw:textarea-horizontal-align="left" draw:auto-grow-height="true" draw:auto-grow-width="true" fo:min-height="0.865cm" fo:min-width="2.741cm"/>
      <style:paragraph-properties style:writing-mode="lr-tb"/>
    </style:style>
    <style:style style:name="gr110" style:family="graphic" style:parent-style-name="standard">
      <style:graphic-properties svg:stroke-width="0.053cm" svg:stroke-color="#000000" draw:marker-start-width="0.379cm" draw:marker-end-width="0.379cm" draw:fill-color="#ff33ff"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graphic-properties svg:stroke-width="0.053cm" svg:stroke-color="#000000" draw:marker-start-width="0.379cm" draw:marker-end-width="0.379cm" draw:fill-color="#3333ff" draw:textarea-horizontal-align="justify" draw:textarea-vertical-align="middle" draw:auto-grow-height="false" fo:min-height="0cm" fo:min-width="0cm" fo:padding-top="0.151cm" fo:padding-bottom="0.151cm" fo:padding-left="0.276cm" fo:padding-right="0.276cm"/>
    </style:style>
    <style:style style:name="gr112" style:family="graphic" style:parent-style-name="standard">
      <style:graphic-properties draw:stroke="none" svg:stroke-color="#000000" draw:fill="none" draw:fill-color="#ffffff" draw:textarea-horizontal-align="left" draw:auto-grow-height="true" draw:auto-grow-width="true" fo:min-height="1.729cm" fo:min-width="10.59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593cm" fo:min-width="9.248cm"/>
      <style:paragraph-properties style:writing-mode="lr-tb"/>
    </style:style>
    <style:style style:name="gr114" style:family="graphic" style:parent-style-name="objectwithoutfill">
      <style:graphic-properties svg:stroke-width="0.028cm" svg:stroke-color="#ff3333" draw:marker-start-width="0.342cm" draw:marker-end-width="0.342cm" draw:fill="none" draw:textarea-horizontal-align="center" draw:textarea-vertical-align="middle" fo:padding-top="0.139cm" fo:padding-bottom="0.139cm" fo:padding-left="0.264cm" fo:padding-right="0.264cm"/>
    </style:style>
    <style:style style:name="gr115" style:family="graphic" style:parent-style-name="standard">
      <style:graphic-properties draw:stroke="none" svg:stroke-color="#000000" draw:fill="none" draw:fill-color="#ffffff" draw:textarea-horizontal-align="left" draw:auto-grow-height="true" draw:auto-grow-width="true" fo:min-height="0.865cm" fo:min-width="10.568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2.593cm" fo:min-width="8.384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1.729cm" fo:min-width="6.149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2.593cm" fo:min-width="10.077cm"/>
      <style:paragraph-properties style:writing-mode="lr-tb"/>
    </style:style>
    <style:style style:name="pr1" style:family="presentation" style:parent-style-name="標準-title">
      <style:graphic-properties fo:min-height="5.369cm"/>
      <style:paragraph-properties style:writing-mode="lr-tb"/>
    </style:style>
    <style:style style:name="pr2" style:family="presentation" style:parent-style-name="標準-notes">
      <style:graphic-properties draw:fill-color="#ffffff" draw:auto-grow-height="true" fo:min-height="13.364cm"/>
      <style:paragraph-properties style:writing-mode="lr-tb"/>
    </style:style>
    <style:style style:name="pr3" style:family="presentation" style:parent-style-name="標準1-title">
      <style:graphic-properties fo:min-height="2.2cm"/>
      <style:paragraph-properties style:writing-mode="lr-tb"/>
    </style:style>
    <style:style style:name="pr4" style:family="presentation" style:parent-style-name="標準1-notes">
      <style:graphic-properties draw:fill-color="#ffffff" fo:min-height="13.364cm"/>
      <style:paragraph-properties style:writing-mode="lr-tb"/>
    </style:style>
    <style:style style:name="pr5" style:family="presentation" style:parent-style-name="標準1-title">
      <style:graphic-properties draw:auto-grow-height="true" fo:min-height="2.2cm"/>
      <style:paragraph-properties style:writing-mode="lr-tb"/>
    </style:style>
    <style:style style:name="pr6" style:family="presentation" style:parent-style-name="標準1-outline1">
      <style:graphic-properties fo:min-height="10.55cm"/>
      <style:paragraph-properties style:writing-mode="lr-tb"/>
    </style:style>
    <style:style style:name="pr7" style:family="presentation" style:parent-style-name="標準1-notes">
      <style:graphic-properties draw:fill-color="#ffffff" draw:auto-grow-height="true" fo:min-height="13.364cm"/>
      <style:paragraph-properties style:writing-mode="lr-tb"/>
    </style:style>
    <style:style style:name="pr8" style:family="presentation" style:parent-style-name="標準1-title" style:list-style-name="L1">
      <style:graphic-properties draw:auto-grow-height="true" fo:min-height="2.2cm"/>
      <style:paragraph-properties style:writing-mode="lr-tb"/>
    </style:style>
    <style:style style:name="pr9" style:family="presentation" style:parent-style-name="標準1-title" style:list-style-name="L1">
      <style:graphic-properties draw:auto-grow-height="true" fo:min-height="2.2cm"/>
      <style:paragraph-properties style:writing-mode="lr-tb"/>
    </style:style>
    <style:style style:name="pr10" style:family="presentation" style:parent-style-name="標準1-title" style:list-style-name="L1">
      <style:graphic-properties draw:auto-grow-height="true" fo:min-height="2.2cm"/>
      <style:paragraph-properties style:writing-mode="lr-tb"/>
    </style:style>
    <style:style style:name="pr11" style:family="presentation" style:parent-style-name="標準1-title" style:list-style-name="L1">
      <style:graphic-properties draw:auto-grow-height="true" fo:min-height="2.2cm"/>
      <style:paragraph-properties style:writing-mode="lr-tb"/>
    </style:style>
    <style:style style:name="pr12" style:family="presentation" style:parent-style-name="標準1-title" style:list-style-name="L1">
      <style:graphic-properties draw:auto-grow-height="true" fo:min-height="2.2cm"/>
      <style:paragraph-properties style:writing-mode="lr-tb"/>
    </style:style>
    <style:style style:name="pr13" style:family="presentation" style:parent-style-name="標準1-title" style:list-style-name="L1">
      <style:graphic-properties draw:auto-grow-height="true" fo:min-height="2.2cm"/>
      <style:paragraph-properties style:writing-mode="lr-tb"/>
    </style:style>
    <style:style style:name="pr14" style:family="presentation" style:parent-style-name="標準1-title" style:list-style-name="L1">
      <style:graphic-properties draw:auto-grow-height="true" fo:min-height="2.2cm"/>
      <style:paragraph-properties style:writing-mode="lr-tb"/>
    </style:style>
    <style:style style:name="pr15" style:family="presentation" style:parent-style-name="標準1-title" style:list-style-name="L1">
      <style:graphic-properties draw:auto-grow-height="true" fo:min-height="2.2cm"/>
      <style:paragraph-properties style:writing-mode="lr-tb"/>
    </style:style>
    <style:style style:name="pr16" style:family="presentation" style:parent-style-name="標準1-title" style:list-style-name="L1">
      <style:graphic-properties draw:auto-grow-height="true" fo:min-height="2.2cm"/>
      <style:paragraph-properties style:writing-mode="lr-tb"/>
    </style:style>
    <style:style style:name="pr17" style:family="presentation" style:parent-style-name="標準1-title" style:list-style-name="L1">
      <style:graphic-properties draw:auto-grow-height="true" fo:min-height="2.2cm"/>
      <style:paragraph-properties style:writing-mode="lr-tb"/>
    </style:style>
    <style:style style:name="pr18" style:family="presentation" style:parent-style-name="標準1-title" style:list-style-name="L1">
      <style:graphic-properties draw:auto-grow-height="true" fo:min-height="2.2cm"/>
      <style:paragraph-properties style:writing-mode="lr-tb"/>
    </style:style>
    <style:style style:name="pr19" style:family="presentation" style:parent-style-name="標準-title">
      <style:graphic-properties draw:auto-grow-height="true" fo:min-height="2.2cm"/>
      <style:paragraph-properties style:writing-mode="lr-tb"/>
    </style:style>
    <style:style style:name="pr20" style:family="presentation" style:parent-style-name="標準-outline1">
      <style:graphic-properties fo:min-height="8.884cm"/>
      <style:paragraph-properties style:writing-mode="lr-tb"/>
    </style:style>
    <style:style style:name="pr21" style:family="presentation" style:parent-style-name="標準-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2cm" style:use-optimal-column-width="false"/>
    </style:style>
    <style:style style:name="co3" style:family="table-column">
      <style:table-column-properties style:column-width="1.295cm" style:use-optimal-column-width="false"/>
    </style:style>
    <style:style style:name="co4" style:family="table-column">
      <style:table-column-properties style:column-width="1.297cm" style:use-optimal-column-width="false"/>
    </style:style>
    <style:style style:name="ro1" style:family="table-row">
      <style:table-row-properties style:row-height="0.972cm" style:use-optimal-row-height="false"/>
    </style:style>
    <style:style style:name="ro2" style:family="table-row">
      <style:table-row-properties style:row-height="0.971cm" style:use-optimal-row-height="false"/>
    </style:style>
    <style:style style:name="ro3" style:family="table-row">
      <style:table-row-properties style:row-height="0.934cm" style:use-optimal-row-height="false"/>
    </style:style>
    <style:style style:name="ce1" style:family="table-cell">
      <style:paragraph-properties fo:text-align="center"/>
      <style:text-properties style:font-name="Noto Sans3" fo:font-size="12pt" fo:font-weight="bold" style:font-name-asian="Noto Sans3" style:font-size-asian="12pt" style:font-weight-asian="bold" style:font-size-complex="12pt" style:font-weight-complex="bold"/>
    </style:style>
    <style:style style:name="ce2" style:family="table-cell">
      <style:paragraph-properties fo:text-align="center"/>
      <style:text-properties style:font-name="Noto Sans3" fo:font-size="12pt" style:font-name-asian="Noto Sans3" style:font-size-asian="12pt" style:font-size-complex="12pt"/>
    </style:style>
    <style:style style:name="ce3" style:family="table-cell">
      <style:paragraph-properties fo:text-align="center"/>
      <style:text-properties style:font-name="Noto Sans3" fo:font-size="14pt" style:font-size-asian="14pt" style:font-size-complex="14pt"/>
    </style:style>
    <style:style style:name="P1" style:family="paragraph">
      <style:paragraph-properties fo:text-align="end"/>
    </style:style>
    <style:style style:name="P2" style:family="paragraph">
      <style:paragraph-properties fo:text-align="end" style:writing-mode="lr-tb"/>
      <style:text-properties fo:font-size="28pt" style:font-size-asian="28pt"/>
    </style:style>
    <style:style style:name="P3" style:family="paragraph">
      <loext:graphic-properties draw:fill="none" draw:fill-color="#ffffff"/>
      <style:paragraph-properties style:writing-mode="lr-tb"/>
      <style:text-properties style:font-name="Noto Sans5" fo:font-size="40pt" fo:font-weight="bold" style:font-name-asian="Noto Sans CJK JP Bold" style:font-size-asian="40pt" style:font-size-complex="18pt"/>
    </style:style>
    <style:style style:name="P4" style:family="paragraph">
      <loext:graphic-properties draw:fill="none" draw:fill-color="#ffffff"/>
      <style:paragraph-properties style:writing-mode="lr-tb"/>
      <style:text-properties style:font-name="Noto Sans1" fo:font-size="18pt" style:font-name-asian="Noto Sans CJK JP Regular" style:font-size-asian="18pt" style:font-size-complex="18pt"/>
    </style:style>
    <style:style style:name="P5" style:family="paragraph">
      <style:paragraph-properties style:writing-mode="tb-rl"/>
      <style:text-properties style:font-name="Noto Sans1" fo:font-size="18pt" style:font-name-asian="Noto Sans CJK JP Regular" style:font-size-asian="18pt" style:font-size-complex="18pt"/>
    </style:style>
    <style:style style:name="P6" style:family="paragraph">
      <loext:graphic-properties draw:fill="none" draw:fill-color="#ffffff"/>
      <style:paragraph-properties style:writing-mode="tb-rl"/>
      <style:text-properties style:font-name="Noto Sans1" fo:font-size="18pt" style:font-name-asian="Noto Sans CJK JP Regular" style:font-size-asian="18pt" style:font-size-complex="18pt"/>
    </style:style>
    <style:style style:name="P7" style:family="paragraph">
      <loext:graphic-properties draw:fill-color="#ffffff"/>
      <style:paragraph-properties style:writing-mode="lr-tb"/>
      <style:text-properties style:font-size-asian="28.1000003814697pt"/>
    </style:style>
    <style:style style:name="P8" style:family="paragraph">
      <style:paragraph-properties style:writing-mode="lr-tb"/>
    </style:style>
    <style:style style:name="P9" style:family="paragraph">
      <style:paragraph-properties fo:line-height="100%" fo:text-align="center"/>
    </style:style>
    <style:style style:name="P10" style:family="paragraph">
      <loext:graphic-properties draw:fill="none" draw:fill-color="#ffffff"/>
      <style:paragraph-properties fo:text-align="center" style:writing-mode="lr-tb"/>
      <style:text-properties style:font-name="Noto Sans3" fo:font-size="18pt" style:font-name-asian="Noto Sans CJK JP Regular2" style:font-size-asian="18pt" style:font-size-complex="18pt"/>
    </style:style>
    <style:style style:name="P11" style:family="paragraph">
      <loext:graphic-properties draw:fill="solid" draw:fill-color="#000000"/>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Noto Sans3" fo:font-size="18pt" style:font-name-asian="Noto Sans CJK JP Regular2" style:font-size-asian="18pt" style:font-size-complex="18pt"/>
    </style:style>
    <style:style style:name="P14" style:family="paragraph">
      <style:paragraph-properties fo:line-height="80%" fo:text-align="center"/>
    </style:style>
    <style:style style:name="P15" style:family="paragraph">
      <loext:graphic-properties draw:fill="none" draw:fill-color="#ffffff"/>
      <style:paragraph-properties fo:line-height="80%" fo:text-align="center" style:writing-mode="lr-tb"/>
      <style:text-properties style:font-name="Noto Sans1" fo:font-size="18pt" fo:font-weight="normal" style:font-name-asian="Noto Sans CJK JP Regular" style:font-size-asian="18pt" style:font-weight-asian="normal" style:font-size-complex="18pt" style:font-weight-complex="normal"/>
    </style:style>
    <style:style style:name="P16" style:family="paragraph">
      <loext:graphic-properties draw:fill="none" draw:fill-color="#ffffff"/>
      <style:paragraph-properties fo:text-align="center" style:writing-mode="lr-tb"/>
      <style:text-properties style:font-name="Noto Sans1" fo:font-size="18pt" style:font-name-asian="Noto Sans CJK JP Regular" style:font-size-asian="18pt" style:font-size-complex="18pt"/>
    </style:style>
    <style:style style:name="P17" style:family="paragraph">
      <loext:graphic-properties draw:fill="none" draw:fill-color="#ffffff"/>
      <style:paragraph-properties style:writing-mode="lr-tb"/>
      <style:text-properties style:font-name="Noto Serif" fo:font-size="72pt" fo:font-weight="bold" style:font-name-asian="Noto Serif CJK JP1" style:font-size-asian="72pt" style:font-weight-asian="bold" style:font-size-complex="72pt" style:font-weight-complex="bold"/>
    </style:style>
    <style:style style:name="P18" style:family="paragraph">
      <loext:graphic-properties draw:fill="none" draw:fill-color="#ffffff"/>
      <style:paragraph-properties style:writing-mode="lr-tb"/>
      <style:text-properties style:font-name="Noto Sans1" fo:font-size="24pt" style:font-name-asian="Noto Sans1" style:font-size-asian="24pt" style:font-size-complex="18pt"/>
    </style:style>
    <style:style style:name="P19" style:family="paragraph">
      <loext:graphic-properties draw:fill-color="#ffffff"/>
      <style:paragraph-properties style:writing-mode="lr-tb"/>
    </style:style>
    <style:style style:name="P20" style:family="paragraph">
      <style:paragraph-properties fo:margin-top="0.1cm" fo:margin-bottom="0cm"/>
    </style:style>
    <style:style style:name="P21" style:family="paragraph">
      <style:paragraph-properties fo:margin-top="0.1cm" fo:margin-bottom="0cm" style:writing-mode="lr-tb"/>
    </style:style>
    <style:style style:name="P22" style:family="paragraph">
      <style:paragraph-properties fo:margin-left="0cm" fo:margin-right="0cm" fo:margin-top="0.1cm" fo:margin-bottom="0cm" fo:text-indent="0cm"/>
    </style:style>
    <style:style style:name="P23" style:family="paragraph">
      <style:paragraph-properties fo:margin-left="1cm" fo:margin-right="0cm" fo:margin-top="0.1cm" fo:margin-bottom="0cm" fo:text-indent="0cm"/>
    </style:style>
    <style:style style:name="P24" style:family="paragraph">
      <style:paragraph-properties fo:margin-left="2cm" fo:margin-right="0cm" fo:margin-top="0.1cm" fo:margin-bottom="0cm" fo:text-indent="0cm"/>
    </style:style>
    <style:style style:name="P25" style:family="paragraph">
      <loext:graphic-properties draw:fill="none"/>
      <style:paragraph-properties fo:text-align="center"/>
    </style:style>
    <style:style style:name="P26" style:family="paragraph">
      <loext:graphic-properties draw:fill="solid"/>
      <style:paragraph-properties fo:text-align="center"/>
    </style:style>
    <style:style style:name="P27" style:family="paragraph">
      <loext:graphic-properties draw:fill="none" draw:fill-color="#ffffff"/>
      <style:paragraph-properties style:writing-mode="lr-tb"/>
      <style:text-properties fo:color="#ff0000" style:font-name="Noto Sans3"/>
    </style:style>
    <style:style style:name="P28" style:family="paragraph">
      <loext:graphic-properties draw:fill="solid"/>
      <style:paragraph-properties fo:text-align="center"/>
      <style:text-properties fo:color="#000000"/>
    </style:style>
    <style:style style:name="P29" style:family="paragraph">
      <loext:graphic-properties draw:fill="none" draw:fill-color="#ffffff"/>
      <style:paragraph-properties style:writing-mode="lr-tb"/>
      <style:text-properties fo:color="#000000" style:font-name="Noto Sans3"/>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writing-mode="lr-tb"/>
      <style:text-properties style:font-name="Noto Sans3"/>
    </style:style>
    <style:style style:name="P32" style:family="paragraph">
      <style:paragraph-properties fo:text-align="center"/>
      <style:text-properties style:font-name="Noto Sans3" fo:font-size="12pt" style:font-name-asian="Noto Sans3" style:font-size-asian="12pt" style:font-size-complex="12pt"/>
    </style:style>
    <style:style style:name="P33" style:family="paragraph">
      <style:paragraph-properties fo:text-align="center"/>
      <style:text-properties style:font-name="Noto Sans3" fo:font-size="12pt" fo:font-weight="bold" style:font-name-asian="Noto Sans3" style:font-size-asian="12pt" style:font-weight-asian="bold" style:font-size-complex="12pt" style:font-weight-complex="bold"/>
    </style:style>
    <style:style style:name="P34" style:family="paragraph">
      <loext:graphic-properties draw:fill="none" draw:fill-color="#ffffff"/>
      <style:paragraph-properties style:writing-mode="lr-tb"/>
      <style:text-properties style:font-name="Noto Sans3"/>
    </style:style>
    <style:style style:name="P35" style:family="paragraph">
      <style:paragraph-properties fo:margin-left="1cm" fo:margin-right="0cm" fo:margin-top="0.1cm" fo:margin-bottom="0cm" fo:text-align="end" fo:text-indent="0cm"/>
    </style:style>
    <style:style style:name="P36" style:family="paragraph">
      <style:paragraph-properties fo:text-align="start"/>
    </style:style>
    <style:style style:name="P37" style:family="paragraph">
      <style:paragraph-properties fo:text-align="center" style:writing-mode="lr-tb"/>
      <style:text-properties fo:font-size="36pt" style:font-size-asian="36pt" style:font-size-complex="36pt"/>
    </style:style>
    <style:style style:name="P38" style:family="paragraph">
      <loext:graphic-properties draw:fill="none" draw:fill-color="#ffffff"/>
      <style:paragraph-properties style:writing-mode="lr-tb"/>
      <style:text-properties style:font-name="Noto Mono" fo:font-size="24pt" fo:font-weight="bold" style:font-name-asian="Consolas1" style:font-size-asian="44pt" style:font-weight-asian="bold" style:font-size-complex="44pt"/>
    </style:style>
    <style:style style:name="P39" style:family="paragraph">
      <loext:graphic-properties draw:fill="none" draw:fill-color="#ffffff"/>
      <style:paragraph-properties style:writing-mode="lr-tb"/>
      <style:text-properties style:font-name="Consolas1" fo:font-size="24pt" fo:font-weight="bold" style:font-name-asian="Consolas1" style:font-size-asian="44pt" style:font-weight-asian="bold" style:font-size-complex="44pt"/>
    </style:style>
    <style:style style:name="P40" style:family="paragraph">
      <loext:graphic-properties draw:fill="none" draw:fill-color="#ffffff"/>
      <style:paragraph-properties style:writing-mode="lr-tb"/>
      <style:text-properties style:font-name="Noto Sans3" fo:font-size="14pt"/>
    </style:style>
    <style:style style:name="P41" style:family="paragraph">
      <style:paragraph-properties fo:text-align="center"/>
      <style:text-properties style:font-name="Noto Sans3" fo:font-size="14pt" style:font-size-asian="14pt" style:font-size-complex="14pt"/>
    </style:style>
    <style:style style:name="P42" style:family="paragraph">
      <style:paragraph-properties fo:text-align="center" style:writing-mode="lr-tb"/>
      <style:text-properties style:font-name="Noto Sans3"/>
    </style:style>
    <style:style style:name="P43" style:family="paragraph">
      <loext:graphic-properties draw:fill-color="#000000"/>
      <style:paragraph-properties fo:text-align="center" style:writing-mode="lr-tb"/>
      <style:text-properties style:font-name="Noto Sans3"/>
    </style:style>
    <style:style style:name="P44" style:family="paragraph">
      <loext:graphic-properties draw:fill="none" draw:fill-color="#ffffff"/>
      <style:paragraph-properties fo:text-align="center" style:writing-mode="lr-tb"/>
      <style:text-properties style:font-name="Noto Sans3" fo:font-weight="bold" style:font-weight-asian="bold" style:font-weight-complex="bold"/>
    </style:style>
    <style:style style:name="P45" style:family="paragraph">
      <style:paragraph-properties fo:margin-left="0cm" fo:margin-right="0cm" fo:margin-top="0.1cm" fo:margin-bottom="0cm" fo:text-align="start" fo:text-indent="0cm"/>
    </style:style>
    <style:style style:name="P46" style:family="paragraph">
      <loext:graphic-properties draw:fill="none" draw:fill-color="#ffffff"/>
      <style:paragraph-properties style:writing-mode="lr-tb"/>
      <style:text-properties style:font-name="Noto Sans3" fo:font-size="14pt" style:font-size-asian="14pt" style:font-size-complex="14pt"/>
    </style:style>
    <style:style style:name="P47" style:family="paragraph">
      <style:paragraph-properties fo:margin-left="0cm" fo:margin-right="0cm" fo:margin-top="0.1cm" fo:margin-bottom="0cm" fo:text-align="end" fo:text-indent="0cm"/>
    </style:style>
    <style:style style:name="P48" style:family="paragraph">
      <style:paragraph-properties fo:text-align="start" style:writing-mode="lr-tb"/>
    </style:style>
    <style:style style:name="P49" style:family="paragraph">
      <loext:graphic-properties draw:fill="none" draw:fill-color="#ffffff"/>
      <style:paragraph-properties style:writing-mode="lr-tb"/>
      <style:text-properties style:font-name="Noto Sans1" fo:font-size="14pt" fo:font-style="normal" fo:font-weight="normal" style:font-name-asian="Noto Sans CJK JP Regular" style:font-size-asian="14pt" style:font-style-asian="normal" style:font-weight-asian="normal"/>
    </style:style>
    <style:style style:name="P50" style:family="paragraph">
      <loext:graphic-properties draw:fill="solid" draw:fill-color="#83caff"/>
      <style:paragraph-properties fo:text-align="center"/>
    </style:style>
    <style:style style:name="P51" style:family="paragraph">
      <loext:graphic-properties draw:fill="solid" draw:fill-color="#ff420e"/>
      <style:paragraph-properties fo:text-align="center"/>
    </style:style>
    <style:style style:name="P52" style:family="paragraph">
      <style:paragraph-properties fo:line-height="80%"/>
    </style:style>
    <style:style style:name="P53" style:family="paragraph">
      <loext:graphic-properties draw:fill="none" draw:fill-color="#ffffff"/>
      <style:paragraph-properties fo:line-height="80%" style:writing-mode="lr-tb"/>
      <style:text-properties style:font-name="Noto Sans1" fo:font-size="20pt" style:font-name-asian="Noto Sans CJK JP Regular" style:font-size-asian="24pt" style:font-size-complex="18pt"/>
    </style:style>
    <style:style style:name="P54" style:family="paragraph">
      <loext:graphic-properties draw:fill="none" draw:fill-color="#ffffff"/>
      <style:paragraph-properties style:writing-mode="lr-tb"/>
      <style:text-properties style:font-name="Noto Sans1" fo:font-size="14pt" fo:font-style="normal" fo:font-weight="normal" style:font-name-asian="Noto Sans CJK JP Regular" style:font-size-asian="14pt" style:font-style-asian="normal" style:font-weight-asian="normal" style:font-size-complex="14pt"/>
    </style:style>
    <style:style style:name="P55" style:family="paragraph">
      <loext:graphic-properties draw:fill="solid" draw:fill-color="#cccccc"/>
      <style:paragraph-properties fo:text-align="center"/>
    </style:style>
    <style:style style:name="P56" style:family="paragraph">
      <loext:graphic-properties draw:fill="solid" draw:fill-color="#ffffff"/>
      <style:paragraph-properties style:writing-mode="lr-tb"/>
      <style:text-properties style:font-name="Noto Sans1" fo:font-size="20pt" style:font-name-asian="Noto Sans CJK JP Regular" style:font-size-asian="20pt" style:font-size-complex="20pt"/>
    </style:style>
    <style:style style:name="P57" style:family="paragraph">
      <style:paragraph-properties fo:margin-left="0cm" fo:margin-right="0cm" fo:margin-top="0cm" fo:margin-bottom="0cm" fo:text-indent="0cm"/>
    </style:style>
    <style:style style:name="P58" style:family="paragraph">
      <loext:graphic-properties draw:fill="none" draw:fill-color="#ffffff"/>
      <style:paragraph-properties style:writing-mode="lr-tb"/>
      <style:text-properties style:font-name="Noto Sans1" fo:font-size="20pt" style:font-name-asian="Noto Sans CJK JP Regular" style:font-size-asian="20pt" style:font-size-complex="20pt"/>
    </style:style>
    <style:style style:name="P59" style:family="paragraph">
      <loext:graphic-properties draw:fill="none" draw:fill-color="#ffffff"/>
      <style:paragraph-properties style:writing-mode="lr-tb"/>
      <style:text-properties fo:color="#3333ff" style:font-name="Noto Sans1" fo:font-size="18pt" style:font-name-asian="Noto Sans CJK JP Regular" style:font-size-asian="18pt" style:font-size-complex="18pt"/>
    </style:style>
    <style:style style:name="P60" style:family="paragraph">
      <loext:graphic-properties draw:fill="none" draw:fill-color="#ffffff"/>
      <style:paragraph-properties style:writing-mode="lr-tb"/>
      <style:text-properties fo:color="#ff33ff" style:font-name="Noto Sans1" fo:font-size="18pt" style:font-name-asian="Noto Sans CJK JP Regular" style:font-size-asian="18pt" style:font-size-complex="18pt"/>
    </style:style>
    <style:style style:name="P61" style:family="paragraph">
      <loext:graphic-properties draw:fill-color="#ff33ff"/>
      <style:paragraph-properties fo:text-align="center"/>
    </style:style>
    <style:style style:name="P62" style:family="paragraph">
      <loext:graphic-properties draw:fill-color="#3333ff"/>
      <style:paragraph-properties fo:text-align="center"/>
    </style:style>
    <style:style style:name="P63" style:family="paragraph">
      <loext:graphic-properties draw:fill="none" draw:fill-color="#ffffff"/>
      <style:paragraph-properties fo:text-align="center" style:writing-mode="lr-tb"/>
      <style:text-properties style:font-name="Noto Sans3" fo:font-size="18pt" fo:font-weight="normal" style:font-size-asian="18pt" style:font-weight-asian="normal" style:font-size-complex="18pt" style:font-weight-complex="normal"/>
    </style:style>
    <style:style style:name="P64" style:family="paragraph">
      <style:paragraph-properties fo:margin-left="0cm" fo:margin-right="0cm" fo:margin-top="0.224cm" fo:margin-bottom="0cm" fo:text-indent="0cm"/>
    </style:style>
    <style:style style:name="T1" style:family="text">
      <style:text-properties fo:font-size="28pt" style:font-size-asian="28pt"/>
    </style:style>
    <style:style style:name="T2" style:family="text">
      <style:text-properties style:font-name="Noto Sans5" fo:font-size="40pt" fo:font-weight="bold" style:font-name-asian="Noto Sans CJK JP Bold" style:font-size-asian="40pt" style:font-size-complex="18pt"/>
    </style:style>
    <style:style style:name="T3" style:family="text">
      <style:text-properties style:font-name="Noto Sans1" fo:font-size="18pt" style:font-name-asian="Noto Sans CJK JP Regular" style:font-size-asian="18pt" style:font-size-complex="18pt"/>
    </style:style>
    <style:style style:name="T4" style:family="text">
      <style:text-properties style:font-name="Noto Sans3" fo:font-size="18pt" style:font-name-asian="Noto Sans CJK JP Regular2" style:font-size-asian="18pt" style:font-size-complex="18pt"/>
    </style:style>
    <style:style style:name="T5" style:family="text">
      <style:text-properties style:font-name="Noto Sans1" fo:font-size="18pt" fo:font-weight="normal" style:font-name-asian="Noto Sans CJK JP Regular" style:font-size-asian="18pt" style:font-weight-asian="normal" style:font-size-complex="18pt" style:font-weight-complex="normal"/>
    </style:style>
    <style:style style:name="T6" style:family="text">
      <style:text-properties style:use-window-font-color="true" style:font-name="Noto Sans1" fo:font-size="18pt" fo:font-weight="normal" style:font-name-asian="Noto Sans CJK JP Bold4" style:font-size-asian="18pt" style:font-weight-asian="normal" style:font-size-complex="18pt" style:font-weight-complex="normal"/>
    </style:style>
    <style:style style:name="T7" style:family="text">
      <style:text-properties style:font-name="Noto Serif" fo:font-size="72pt" fo:font-weight="bold" style:font-name-asian="Noto Serif CJK JP1" style:font-size-asian="72pt" style:font-weight-asian="bold" style:font-size-complex="72pt" style:font-weight-complex="bold"/>
    </style:style>
    <style:style style:name="T8" style:family="text">
      <style:text-properties style:font-name="Noto Sans1" fo:font-size="24pt" style:font-name-asian="Noto Sans1" style:font-size-asian="24pt" style:font-size-complex="18pt"/>
    </style:style>
    <style:style style:name="T9" style:family="text">
      <style:text-properties fo:font-variant="normal" fo:text-transform="none" style:use-window-font-color="true" style:text-outline="false" style:text-line-through-style="none" style:text-line-through-type="none" style:font-name="Noto Sans1" fo:font-size="20pt" fo:font-style="normal" fo:text-shadow="none" style:text-underline-style="none" fo:font-weight="normal" style:letter-kerning="true" fo:background-color="transparent" style:font-name-asian="Noto Sans CJK JP Regular" style:font-size-asian="20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ff0000" style:font-name="Noto Sans3"/>
    </style:style>
    <style:style style:name="T13" style:family="text">
      <style:text-properties fo:color="#000000" style:font-name="Noto Sans3"/>
    </style:style>
    <style:style style:name="T14" style:family="text">
      <style:text-properties style:font-name="Noto Sans3"/>
    </style:style>
    <style:style style:name="T15" style:family="text">
      <style:text-properties style:font-name="Noto Sans3" fo:font-size="12pt" fo:font-weight="bold" style:font-name-asian="Noto Sans3" style:font-size-asian="12pt" style:font-weight-asian="bold" style:font-size-complex="12pt" style:font-weight-complex="bold"/>
    </style:style>
    <style:style style:name="T16" style:family="text">
      <style:text-properties style:font-name="Noto Sans3" fo:font-size="12pt" style:font-name-asian="Noto Sans3" style:font-size-asian="12pt" style:font-size-complex="12pt"/>
    </style:style>
    <style:style style:name="T17" style:family="text">
      <style:text-properties fo:font-variant="normal" fo:text-transform="none" style:use-window-font-color="true"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JP Regular"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size="36pt" style:font-size-asian="36pt" style:font-size-complex="36pt"/>
    </style:style>
    <style:style style:name="T19" style:family="text">
      <style:text-properties style:font-name="Noto Mono" fo:font-size="24pt" fo:font-weight="bold" style:font-name-asian="Consolas1" style:font-size-asian="44pt" style:font-weight-asian="bold" style:font-size-complex="44pt"/>
    </style:style>
    <style:style style:name="T20" style:family="text">
      <style:text-properties fo:color="#00cc00" style:font-name="Noto Mono" fo:font-size="24pt" fo:font-weight="bold" style:font-name-asian="Consolas1" style:font-size-asian="44pt" style:font-weight-asian="bold" style:font-size-complex="44pt"/>
    </style:style>
    <style:style style:name="T21" style:family="text">
      <style:text-properties fo:color="#3333ff" style:font-name="Noto Mono" fo:font-size="24pt" fo:font-weight="bold" style:font-name-asian="Consolas1" style:font-size-asian="44pt" style:font-weight-asian="bold" style:font-size-complex="44pt"/>
    </style:style>
    <style:style style:name="T22" style:family="text">
      <style:text-properties fo:color="#ff0000" style:font-name="Noto Mono" fo:font-size="24pt" fo:font-weight="bold" style:font-name-asian="Consolas1" style:font-size-asian="44pt" style:font-weight-asian="bold" style:font-size-complex="44pt"/>
    </style:style>
    <style:style style:name="T23" style:family="text">
      <style:text-properties style:font-name="Noto Sans3" fo:font-size="14pt"/>
    </style:style>
    <style:style style:name="T24" style:family="text">
      <style:text-properties style:font-name="Noto Sans3" fo:font-size="14pt" style:font-size-asian="14pt" style:font-size-complex="14pt"/>
    </style:style>
    <style:style style:name="T25" style:family="text">
      <style:text-properties style:font-name="Noto Sans3" fo:font-size="14pt" fo:font-style="italic" style:font-size-asian="14pt" style:font-style-asian="italic" style:font-size-complex="14pt" style:font-style-complex="italic"/>
    </style:style>
    <style:style style:name="T26" style:family="text">
      <style:text-properties style:font-name="Noto Sans3" fo:font-size="10pt" style:font-size-asian="10pt" style:font-size-complex="10pt"/>
    </style:style>
    <style:style style:name="T27" style:family="text">
      <style:text-properties style:font-name="Noto Sans3" fo:font-weight="bold" style:font-weight-asian="bold" style:font-weight-complex="bold"/>
    </style:style>
    <style:style style:name="T28" style:family="text">
      <style:text-properties style:font-name="Noto Sans1" fo:font-size="14pt" fo:font-style="normal" fo:font-weight="normal" style:font-name-asian="Noto Sans CJK JP Regular" style:font-size-asian="14pt" style:font-style-asian="normal" style:font-weight-asian="normal"/>
    </style:style>
    <style:style style:name="T29" style:family="text">
      <style:text-properties style:font-name="Noto Sans1" fo:font-size="20pt" style:font-name-asian="Noto Sans CJK JP Regular" style:font-size-asian="24pt" style:font-size-complex="18pt"/>
    </style:style>
    <style:style style:name="T30" style:family="text">
      <style:text-properties style:font-name="Noto Sans1" fo:font-size="14pt" fo:font-style="normal" fo:font-weight="normal" style:font-name-asian="Noto Sans CJK JP Regular" style:font-size-asian="14pt" style:font-style-asian="normal" style:font-weight-asian="normal" style:font-size-complex="14pt"/>
    </style:style>
    <style:style style:name="T31" style:family="text">
      <style:text-properties style:font-name="Noto Sans1" fo:font-size="20pt" style:font-name-asian="Noto Sans CJK JP Regular" style:font-size-asian="20pt" style:font-size-complex="20pt"/>
    </style:style>
    <style:style style:name="T32" style:family="text">
      <style:text-properties fo:font-variant="normal" fo:text-transform="none" style:use-window-font-color="true" style:text-outline="false" style:text-line-through-style="none" style:text-line-through-type="none" style:font-name="Noto Sans1"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style:font-size-asian="18pt" style:font-size-complex="18pt"/>
    </style:style>
    <style:style style:name="T34" style:family="text">
      <style:text-properties fo:font-variant="normal" fo:text-transform="none" style:use-window-font-color="true" style:text-outline="false" style:text-line-through-style="none" style:text-line-through-type="none" style:font-name="Noto Sans1"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Noto Sans5" fo:font-size="22pt" fo:font-style="normal" fo:text-shadow="none" style:text-underline-style="none" fo:font-weight="bold" style:letter-kerning="true" fo:background-color="transparent" style:font-name-asian="Noto Sans CJK JP Bold4" style:font-size-asian="22pt" style:font-style-asian="normal" style:font-weight-asian="bold" style:font-name-complex="Lucida Sans" style:font-size-complex="44pt" style:font-style-complex="normal" style:font-weight-complex="normal" style:text-emphasize="none" style:font-relief="none" style:text-overline-style="none" style:text-overline-color="font-color"/>
    </style:style>
    <style:style style:name="T36" style:family="text">
      <style:text-properties fo:color="#3333ff" style:font-name="Noto Sans1" fo:font-size="18pt" style:font-name-asian="Noto Sans CJK JP Regular" style:font-size-asian="18pt" style:font-size-complex="18pt"/>
    </style:style>
    <style:style style:name="T37" style:family="text">
      <style:text-properties fo:color="#ff33ff" style:font-name="Noto Sans1" fo:font-size="18pt" style:font-name-asian="Noto Sans CJK JP Regular" style:font-size-asian="18pt" style:font-size-complex="18pt"/>
    </style:style>
    <style:style style:name="T38" style:family="text">
      <style:text-properties style:font-name="Noto Sans3"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2" draw:layer="layout" svg:width="27.6cm" svg:height="5.369cm" svg:x="0.2cm" svg:y="1.431cm" presentation:class="title" presentation:user-transformed="true">
          <draw:text-box>
            <text:p text:style-name="P1"><text:span text:style-name="T1">Lecture course on environmental DNA metabarcoding</text:span><text:span text:style-name="T1"><text:line-break/></text:span><text:span text:style-name="T1">using Claident and R:</text:span><text:span text:style-name="T1"><text:line-break/></text:span><text:span text:style-name="T1">From nucleotide sequence data processing</text:span><text:span text:style-name="T1"><text:line-break/></text:span><text:span text:style-name="T1">to ecological analyses</text:span></text:p>
          </draw:text-box>
        </draw:frame>
        <draw:frame draw:style-name="gr1" draw:text-style-name="P3" draw:layer="layout" svg:width="27.531cm" svg:height="6.512cm" svg:x="0.235cm" svg:y="7.888cm">
          <draw:text-box>
            <text:p><text:span text:style-name="T2">Claident</text:span><text:span text:style-name="T2">と</text:span><text:span text:style-name="T2">R</text:span><text:span text:style-name="T2">による</text:span></text:p>
            <text:p><text:span text:style-name="T2">環境</text:span><text:span text:style-name="T2">DNA</text:span><text:span text:style-name="T2">メタバーコーディング分析講座：</text:span></text:p>
            <text:p><text:span text:style-name="T2">塩基配列データ処理から生態学的分析まで</text:span></text:p>
          </draw:text-box>
        </draw:frame>
        <draw:frame draw:style-name="gr2" draw:text-style-name="P4" draw:layer="layout" svg:width="5.785cm" svg:height="1.115cm" svg:x="22.015cm" svg:y="6.885cm">
          <draw:text-box>
            <text:p><text:span text:style-name="T3">Akifumi S. Tanabe</text:span></text:p>
          </draw:text-box>
        </draw:frame>
        <draw:frame draw:style-name="gr3" draw:text-style-name="P6" draw:layer="layout" svg:width="1.441cm" svg:height="2.792cm" svg:x="0.359cm" svg:y="5.208cm">
          <draw:text-box>
            <text:p text:style-name="P5"><text:span text:style-name="T3">田辺晶史</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Workflow of metabarcoding</text:p>
          </draw:text-box>
        </draw:frame>
        <draw:frame draw:style-name="gr5" draw:text-style-name="P10" draw:layer="layout" svg:width="4.519cm" svg:height="1.979cm" svg:x="8.531cm" svg:y="4.233cm">
          <draw:text-box>
            <text:p text:style-name="P9"><text:span text:style-name="T4">metagenome</text:span></text:p>
            <text:p text:style-name="P9"><text:span text:style-name="T4">or eDNA</text:span></text:p>
          </draw:text-box>
        </draw:frame>
        <draw:custom-shape draw:style-name="gr6" draw:text-style-name="P11" draw:layer="layout" svg:width="1.5cm" svg:height="1cm" svg:x="7.118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6cm" svg:y="4.233cm">
          <draw:text-box>
            <text:p text:style-name="P12"><text:span text:style-name="T4">nucleotide</text:span></text:p>
            <text:p text:style-name="P12"><text:span text:style-name="T4">seqs</text:span></text:p>
          </draw:text-box>
        </draw:frame>
        <draw:custom-shape draw:style-name="gr8" draw:text-style-name="P11" draw:layer="layout" svg:width="1.5cm" svg:height="1cm" svg:x="13.063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2cm" svg:y="4.465cm">
          <draw:text-box>
            <text:p><text:span text:style-name="T4">taxonomic names</text:span></text:p>
          </draw:text-box>
        </draw:frame>
        <draw:custom-shape draw:style-name="gr10" draw:text-style-name="P11" draw:layer="layout" svg:width="1.5cm" svg:height="1cm" svg:x="18.136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2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Molecular laboratory processes of metabarcoding</text:p>
          </draw:text-box>
        </draw:frame>
        <draw:frame draw:style-name="gr5" draw:text-style-name="P10" draw:layer="layout" svg:width="4.519cm" svg:height="1.979cm" svg:x="8.53cm" svg:y="4.232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2cm">
          <draw:text-box>
            <text:p text:style-name="P12"><text:span text:style-name="T4">nucleotide</text:span></text:p>
            <text:p text:style-name="P12"><text:span text:style-name="T4">seqs</text:span></text:p>
          </draw:text-box>
        </draw:frame>
        <draw:custom-shape draw:style-name="gr13" draw:text-style-name="P11" draw:layer="layout" svg:width="1.5cm" svg:height="1cm" svg:x="13.062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4cm">
          <draw:text-box>
            <text:p><text:span text:style-name="T4">taxonomic names</text:span></text:p>
          </draw:text-box>
        </draw:frame>
        <draw:custom-shape draw:style-name="gr10" draw:text-style-name="P11" draw:layer="layout" svg:width="1.5cm" svg:height="1cm" svg:x="18.135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2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custom-shape draw:style-name="gr14" draw:text-style-name="P11" draw:layer="layout" svg:width="4.769cm" svg:height="2.001cm" svg:x="11.027cm" svg:y="5.6cm">
          <text:p/>
          <draw:enhanced-geometry svg:viewBox="0 0 21600 21600" draw:glue-points="10800 0 5400 10800 10800 21600 16200 10800" draw:text-areas="5400 10800 16200 21600" draw:type="flowchart-extract" draw:enhanced-path="M 10800 0 L 21600 21600 0 21600 10800 0 Z N"/>
        </draw:custom-shape>
        <draw:frame draw:style-name="gr15" draw:text-style-name="P16" draw:layer="layout" svg:width="10.823cm" svg:height="3.707cm" svg:x="8cm" svg:y="7.493cm">
          <draw:text-box>
            <text:p text:style-name="P12"><text:span text:style-name="T3">PCR amplification of barcode locus</text:span></text:p>
            <text:p text:style-name="P12"><text:span text:style-name="T3">Adding index seqs</text:span></text:p>
            <text:p text:style-name="P12"><text:span text:style-name="T3">Mixing multiple samples</text:span></text:p>
            <text:p text:style-name="P12"><text:span text:style-name="T3">Sequencing by HTS</text:span></text:p>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omputational processes of metabarcoding</text:p>
          </draw:text-box>
        </draw:frame>
        <draw:frame draw:style-name="gr5" draw:text-style-name="P10" draw:layer="layout" svg:width="4.519cm" svg:height="1.979cm" svg:x="8.53cm" svg:y="4.233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3cm">
          <draw:text-box>
            <text:p text:style-name="P12"><text:span text:style-name="T4">nucleotide</text:span></text:p>
            <text:p text:style-name="P12"><text:span text:style-name="T4">seqs</text:span></text:p>
          </draw:text-box>
        </draw:frame>
        <draw:custom-shape draw:style-name="gr16" draw:text-style-name="P11" draw:layer="layout" svg:width="1.5cm" svg:height="1cm" svg:x="13.062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5cm">
          <draw:text-box>
            <text:p><text:span text:style-name="T4">taxonomic names</text:span></text:p>
          </draw:text-box>
        </draw:frame>
        <draw:custom-shape draw:style-name="gr13" draw:text-style-name="P11" draw:layer="layout" svg:width="1.5cm" svg:height="1cm" svg:x="18.135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g>
          <draw:frame draw:style-name="gr17" draw:text-style-name="P16" draw:layer="layout" svg:width="7.36cm" svg:height="7.163cm" svg:x="14.9cm" svg:y="7.5cm">
            <draw:text-box>
              <text:p text:style-name="P12"><text:span text:style-name="T3">Demultiplexing</text:span></text:p>
              <text:p text:style-name="P12"><text:span text:style-name="T3">Quality-trimming</text:span></text:p>
              <text:p text:style-name="P12"><text:span text:style-name="T3">Quality-filtering</text:span></text:p>
              <text:p text:style-name="P12"><text:span text:style-name="T3">Denoising</text:span></text:p>
              <text:p text:style-name="P12"><text:span text:style-name="T3">Chimera removal</text:span></text:p>
              <text:p text:style-name="P12"><text:span text:style-name="T3">Decontamination</text:span></text:p>
              <text:p text:style-name="P12"><text:span text:style-name="T3">Clustering</text:span></text:p>
              <text:p text:style-name="P12"><text:span text:style-name="T3">Taxonomic assignment</text:span></text:p>
            </draw:text-box>
          </draw:frame>
          <draw:custom-shape draw:style-name="gr14" draw:text-style-name="P11" draw:layer="layout" svg:width="4.769cm" svg:height="2.001cm" svg:x="16.196cm" svg:y="5.6cm">
            <text:p/>
            <draw:enhanced-geometry svg:viewBox="0 0 21600 21600" draw:glue-points="10800 0 5400 10800 10800 21600 16200 10800" draw:text-areas="5400 10800 16200 21600" draw:type="flowchart-extract" draw:enhanced-path="M 10800 0 L 21600 21600 0 21600 10800 0 Z N"/>
          </draw:custom-shape>
        </draw:g>
        <draw:frame draw:style-name="gr18" draw:text-style-name="P17" draw:layer="layout" svg:width="11.327cm" svg:height="3.71cm" svg:x="2.473cm" svg:y="8.3cm">
          <draw:text-box>
            <text:p><text:span text:style-name="T7">Claident</text:span></text:p>
          </draw:text-box>
        </draw:frame>
        <draw:frame draw:style-name="gr19" draw:text-style-name="P18" draw:layer="layout" svg:width="10.717cm" svg:height="1.407cm" svg:x="2.878cm" svg:y="11.593cm">
          <draw:text-box>
            <text:p><text:span text:style-name="T8">https://www.claident.org/</text:span></text:p>
          </draw:text-box>
        </draw:frame>
        <presentation:notes draw:style-name="dp2">
          <draw:page-thumbnail draw:style-name="gr4" draw:layer="layout" svg:width="14.848cm" svg:height="11.136cm" svg:x="3.075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8">Single-end sequence data analysis in Claident</text:p>
          </draw:text-box>
        </draw:frame>
        <draw:frame presentation:style-name="pr6" draw:text-style-name="P21" draw:layer="layout" svg:width="25.199cm" svg:height="10.659cm" svg:x="1.391cm" svg:y="2.546cm" presentation:class="outline" presentation:user-transformed="true">
          <draw:text-box>
            <text:list text:style-name="L2">
              <text:list-item>
                <text:p text:style-name="P20">Demultiplexing by clsplitseq</text:p>
              </text:list-item>
              <text:list-item>
                <text:p text:style-name="P20">Evaluate sequence quality by VSEARCH via clcalcfastqstatv</text:p>
              </text:list-item>
              <text:list-item>
                <text:p text:style-name="P20"><text:span text:style-name="T9">Quality-trimming&amp;</text:span>filtering by VSEARCH via clfilterseqv</text:p>
              </text:list-item>
              <text:list-item>
                <text:p text:style-name="P20">Denoising by DADA2 via cldenoiseseqd</text:p>
              </text:list-item>
              <text:list-item>
                <text:p text:style-name="P20">Removing chimeras by UCHIME3 via clremovechimev</text:p>
              </text:list-item>
              <text:list-item>
                <text:p text:style-name="P20">Removing contaminants by clremovecontam</text:p>
              </text:list-item>
              <text:list-item>
                <text:p text:style-name="P20">Additional clustering by VSEARCH via clclassseqv (Optional)</text:p>
              </text:list-item>
              <text:list-item>
                <text:p text:style-name="P20">Assigning taxonomy by clmakecachedb,clidentseq,classigntax</text:p>
              </text:list-item>
              <text:list-item>
                <text:p text:style-name="P20">Additional taxonomy processing by clmergeassign,clfillassign</text:p>
              </text:list-item>
              <text:list-item>
                <text:p text:style-name="P20">Summarizing results by clsumclass,clsumtaxa</text:p>
              </text:list-item>
            </text:list>
          </draw:text-box>
        </draw:frame>
        <presentation:notes draw:style-name="dp2">
          <draw:page-thumbnail draw:style-name="gr4"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Overlapped paired-end sequence data analysis in Claident</text:p>
          </draw:text-box>
        </draw:frame>
        <draw:frame presentation:style-name="pr6" draw:text-style-name="P21" draw:layer="layout" svg:width="25.199cm" svg:height="10.668cm" svg:x="1.382cm" svg:y="2.541cm" presentation:class="outline" presentation:user-transformed="true">
          <draw:text-box>
            <text:list text:style-name="L2">
              <text:list-item>
                <text:p text:style-name="P20">Demultiplexing by clsplitseq</text:p>
              </text:list-item>
              <text:list-item>
                <text:p text:style-name="P20">Concatenating pairs by VSEARCH via clconcatpairv</text:p>
              </text:list-item>
              <text:list-item>
                <text:p text:style-name="P20">Quality-filtering by VSEARCH via clfilterseqv</text:p>
              </text:list-item>
              <text:list-item>
                <text:p text:style-name="P20">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Assigning taxonomy by clmakecachedb,clidentseq,classigntax</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6" presentation:class="page"/>
          <draw:frame presentation:style-name="pr7" draw:text-style-name="P19" draw:layer="layout" svg:width="16.799cm" svg:height="13.364cm" svg:x="2.1cm" svg:y="14.107cm" presentation:class="notes" presentation:placeholder="true">
            <draw:text-box/>
          </draw:frame>
        </presentation:notes>
      </draw:page>
      <draw:page draw:name="page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Non-overlapped paired-end sequence data analysis in Claident</text:p>
          </draw:text-box>
        </draw:frame>
        <draw:frame presentation:style-name="pr6" draw:text-style-name="P21" draw:layer="layout" svg:width="25.199cm" svg:height="13.904cm" svg:x="1.382cm" svg:y="1.187cm" presentation:class="outline" presentation:user-transformed="true">
          <draw:text-box>
            <text:list text:style-name="L2">
              <text:list-item>
                <text:p text:style-name="P22">Demultiplexing by clsplitseq</text:p>
              </text:list-item>
              <text:list-item>
                <text:p text:style-name="P22">Evaluate sequence quality by VSEARCH via clcalcfastqstatv x2</text:p>
              </text:list-item>
              <text:list-item>
                <text:p text:style-name="P22">Quality-trimming by VSEARCH via clfilterseqv x2</text:p>
              </text:list-item>
              <text:list-item>
                <text:p text:style-name="P22"><text:span text:style-name="T9">Joining pairs</text:span> by VSEARCH via clconcatpairv</text:p>
              </text:list-item>
              <text:list-item>
                <text:p text:style-name="P22"><text:span text:style-name="T9">Quality-filtering by VSEARCH via </text:span>clfilterseqv</text:p>
              </text:list-item>
              <text:list-item>
                <text:p text:style-name="P22">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Dividing pairs by cldivseq</text:p>
              </text:list-item>
              <text:list-item>
                <text:p text:style-name="P22">Assigning taxonomy by clmakecachedb,clidentseq,classigntax x2</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Analysis demonstration of overlapped paired-end data using Claident</text:p>
          </draw:text-box>
        </draw:frame>
        <draw:frame presentation:style-name="pr6" draw:text-style-name="P8" draw:layer="layout" svg:width="25.199cm" svg:height="7.36cm" svg:x="1.362cm" svg:y="4.195cm" presentation:class="outline" presentation:user-transformed="true">
          <draw:text-box>
            <text:list text:style-name="L3">
              <text:list-item>
                <text:p text:style-name="P22"><text:span text:style-name="T9">Prerequisites to run Claident</text:span></text:p>
              </text:list-item>
              <text:list-item>
                <text:p text:style-name="P23"><text:span text:style-name="T9">Debian/Ubuntu/Linux Mint, RedHat/CentOS</text:span></text:p>
              </text:list-item>
              <text:list-item>
                <text:p text:style-name="P23"><text:span text:style-name="T9">Claident+BLASTDB+TaxonomyDB+UCHIMEDB</text:span></text:p>
              </text:list-item>
              <text:list-item>
                <text:p text:style-name="P23"><text:span text:style-name="T9">Code from https://github.com/astanabe/ClaidentTutorial</text:span></text:p>
              </text:list-item>
              <text:list-item>
                <text:p text:style-name="P22"><text:span text:style-name="T9">Prerequisites to learn about analyses using Claident and R</text:span></text:p>
              </text:list-item>
              <text:list-item>
                <text:p text:style-name="P23"><text:span text:style-name="T9">Code from https://github.com/astanabe/ClaidentTutorial</text:span></text:p>
              </text:list-item>
              <text:list-item>
                <text:p text:style-name="P24"><text:span text:style-name="T9">This includes simulated data and all results</text:span></text:p>
              </text:list-item>
            </text:list>
          </draw:text-box>
        </draw:frame>
        <presentation:notes draw:style-name="dp2">
          <draw:page-thumbnail draw:style-name="gr4" draw:layer="layout" svg:width="14.848cm" svg:height="11.136cm" svg:x="3.075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Chapter 0: Simulated data creation</text:p>
          </draw:text-box>
        </draw:frame>
        <draw:frame presentation:style-name="pr6" draw:text-style-name="P8" draw:layer="layout" svg:width="25.199cm" svg:height="11.57cm" svg:x="1.37cm" svg:y="2.09cm" presentation:class="outline" presentation:user-transformed="true">
          <draw:text-box>
            <text:list text:style-name="L2">
              <text:list-item>
                <text:p>Download complete mitogenome seq data of fishes</text:p>
              </text:list-item>
              <text:list-item>
                <text:p>Extract 12S rRNA region</text:p>
              </text:list-item>
              <text:list-item>
                <text:p><text:span text:style-name="T10">Run </text:span><text:span text:style-name="T11">in silico</text:span><text:span text:style-name="T10"> </text:span>PCR using MiFish-U primer by ecoPCR and obtain amplicons</text:p>
              </text:list-item>
              <text:list-item>
                <text:p>Cluster amplicon seqs and pick representative seqs</text:p>
              </text:list-item>
              <text:list-item>
                <text:p>Randomly pick 50 seqs from all repseqs (1st sample)</text:p>
              </text:list-item>
              <text:list-item>
                <text:p>Randomly pick 40 seqs from previous sample and randomly pick 10 seqs from all repseqs except for previous sample seqs (2nd-20th sample)</text:p>
              </text:list-item>
              <text:list-item>
                <text:p>Pick all sequences from all 1st-20th samples for blank (1st-4th blank)</text:p>
              </text:list-item>
              <text:list-item>
                <text:p>Generate 500 paired-end seqs for each picked seqs by ART for samples</text:p>
              </text:list-item>
              <text:list-item>
                <text:p>Generate 50 paired-end seqs for each picked seqs by ART for blanks</text:p>
              </text:list-item>
              <text:list-item>
                <text:p>Generate dual index seqs based on given fasta files</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structure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presentation:notes draw:style-name="dp2">
          <draw:page-thumbnail draw:style-name="gr4" draw:layer="layout" svg:width="14.848cm" svg:height="11.136cm" svg:x="3.075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6" draw:layer="layout" svg:x1="10.492cm" svg:y1="7.5cm" svg:x2="14.892cm" svg:y2="7.5cm">
          <text:p/>
        </draw:line>
        <draw:frame draw:style-name="gr33" draw:text-style-name="P27" draw:layer="layout" svg:width="1.26cm" svg:height="1.115cm" svg:x="12.036cm" svg:y="6.286cm">
          <draw:text-box>
            <text:p><text:span text:style-name="T12">R1</text:span></text:p>
          </draw:text-box>
        </draw:frame>
        <presentation:notes draw:style-name="dp2">
          <draw:page-thumbnail draw:style-name="gr4" draw:layer="layout" svg:width="14.848cm" svg:height="11.136cm" svg:x="3.075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8" draw:layer="layout" svg:x1="19cm" svg:y1="7.5cm" svg:x2="20.6cm" svg:y2="7.5cm">
          <text:p/>
        </draw:line>
        <draw:frame draw:style-name="gr33" draw:text-style-name="P27" draw:layer="layout" svg:width="1.082cm" svg:height="1.115cm" svg:x="19.259cm" svg:y="6.285cm">
          <draw:text-box>
            <text:p><text:span text:style-name="T12">I1</text:span></text:p>
          </draw:text-box>
        </draw:frame>
        <draw:line draw:style-name="gr34" draw:text-style-name="P26" draw:layer="layout" svg:x1="10.492cm" svg:y1="7.5cm" svg:x2="14.892cm" svg:y2="7.5cm">
          <text:p/>
        </draw:line>
        <draw:frame draw:style-name="gr33" draw:text-style-name="P29" draw:layer="layout" svg:width="1.26cm" svg:height="1.115cm" svg:x="12.036cm" svg:y="6.285cm">
          <draw:text-box>
            <text:p><text:span text:style-name="T13">R1</text:span></text:p>
          </draw:text-box>
        </draw:frame>
        <presentation:notes draw:style-name="dp2">
          <draw:page-thumbnail draw:style-name="gr4" draw:layer="layout" svg:width="14.848cm" svg:height="11.136cm" svg:x="3.075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2" draw:text-style-name="P28" draw:layer="layout" svg:x1="7.5cm" svg:y1="7.515cm" svg:x2="9.1cm" svg:y2="7.515cm">
          <text:p/>
        </draw:line>
        <draw:frame draw:style-name="gr33" draw:text-style-name="P27" draw:layer="layout" svg:width="1.082cm" svg:height="1.115cm" svg:x="7.759cm" svg:y="6.3cm">
          <draw:text-box>
            <text:p><text:span text:style-name="T12">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presentation:notes draw:style-name="dp2">
          <draw:page-thumbnail draw:style-name="gr4" draw:layer="layout" svg:width="14.848cm" svg:height="11.136cm" svg:x="3.075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4" draw:text-style-name="P28" draw:layer="layout" svg:x1="7.5cm" svg:y1="7.515cm" svg:x2="9.1cm" svg:y2="7.515cm">
          <text:p/>
        </draw:line>
        <draw:frame draw:style-name="gr33" draw:text-style-name="P29" draw:layer="layout" svg:width="1.082cm" svg:height="1.115cm" svg:x="7.759cm" svg:y="6.3cm">
          <draw:text-box>
            <text:p><text:span text:style-name="T13">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draw:line draw:style-name="gr32" draw:text-style-name="P26" draw:layer="layout" svg:x1="17.492cm" svg:y1="8.6cm" svg:x2="13.092cm" svg:y2="8.6cm">
          <text:p/>
        </draw:line>
        <draw:frame draw:style-name="gr33" draw:text-style-name="P27" draw:layer="layout" svg:width="1.26cm" svg:height="1.115cm" svg:x="14.662cm" svg:y="8.685cm">
          <draw:text-box>
            <text:p><text:span text:style-name="T12">R2</text:span></text:p>
          </draw:text-box>
        </draw:frame>
        <presentation:notes draw:style-name="dp2">
          <draw:page-thumbnail draw:style-name="gr4" draw:layer="layout" svg:width="14.848cm" svg:height="11.136cm" svg:x="3.075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eparation of Illumina dual-index library</text:p>
          </draw:text-box>
        </draw:frame>
        <draw:line draw:style-name="gr20" draw:text-style-name="P25" draw:layer="layout" svg:x1="4.4cm" svg:y1="3.791cm" svg:x2="26.4cm" svg:y2="3.791cm">
          <text:p/>
        </draw:line>
        <draw:line draw:style-name="gr20" draw:text-style-name="P25" draw:layer="layout" svg:x1="10.4cm" svg:y1="10cm" svg:x2="17.4cm" svg:y2="10cm">
          <text:p/>
        </draw:line>
        <draw:line draw:style-name="gr21" draw:text-style-name="P25" draw:layer="layout" svg:x1="17.4cm" svg:y1="10cm" svg:x2="18.9cm" svg:y2="10cm">
          <text:p/>
        </draw:line>
        <draw:line draw:style-name="gr22" draw:text-style-name="P25" draw:layer="layout" svg:x1="8.9cm" svg:y1="10cm" svg:x2="10.4cm" svg:y2="10cm">
          <text:p/>
        </draw:line>
        <draw:line draw:style-name="gr23" draw:text-style-name="P25" draw:layer="layout" svg:x1="18.9cm" svg:y1="10cm" svg:x2="20.4cm" svg:y2="10cm">
          <text:p/>
        </draw:line>
        <draw:line draw:style-name="gr24" draw:text-style-name="P25" draw:layer="layout" svg:x1="7.4cm" svg:y1="10cm" svg:x2="8.9cm" svg:y2="10cm">
          <text:p/>
        </draw:line>
        <draw:line draw:style-name="gr25" draw:text-style-name="P25" draw:layer="layout" svg:x1="20.4cm" svg:y1="10cm" svg:x2="21.9cm" svg:y2="10cm">
          <text:p/>
        </draw:line>
        <draw:line draw:style-name="gr26" draw:text-style-name="P25" draw:layer="layout" svg:x1="5.9cm" svg:y1="10cm" svg:x2="7.4cm" svg:y2="10cm">
          <text:p/>
        </draw:line>
        <draw:line draw:style-name="gr20" draw:text-style-name="P25" draw:layer="layout" svg:x1="10.4cm" svg:y1="6.975cm" svg:x2="17.4cm" svg:y2="6.975cm">
          <text:p/>
        </draw:line>
        <draw:line draw:style-name="gr21" draw:text-style-name="P25" draw:layer="layout" svg:x1="17.4cm" svg:y1="6.975cm" svg:x2="18.9cm" svg:y2="6.975cm">
          <text:p/>
        </draw:line>
        <draw:line draw:style-name="gr22" draw:text-style-name="P25" draw:layer="layout" svg:x1="8.9cm" svg:y1="6.975cm" svg:x2="10.4cm" svg:y2="6.975cm">
          <text:p/>
        </draw:line>
        <draw:g>
          <draw:line draw:style-name="gr20" draw:text-style-name="P25" draw:layer="layout" svg:x1="10.4cm" svg:y1="3.3cm" svg:x2="10.9cm" svg:y2="3.3cm">
            <text:p/>
          </draw:line>
          <draw:line draw:style-name="gr20" draw:text-style-name="P25" draw:layer="layout" svg:x1="16.9cm" svg:y1="4.3cm" svg:x2="17.4cm" svg:y2="4.3cm">
            <text:p/>
          </draw:line>
        </draw:g>
        <draw:line draw:style-name="gr21" draw:text-style-name="P25" draw:layer="layout" svg:x1="17.4cm" svg:y1="4.3cm" svg:x2="18.9cm" svg:y2="4.3cm">
          <text:p/>
        </draw:line>
        <draw:line draw:style-name="gr22" draw:text-style-name="P25" draw:layer="layout" svg:x1="8.9cm" svg:y1="3.3cm" svg:x2="10.4cm" svg:y2="3.3cm">
          <text:p/>
        </draw:line>
        <draw:line draw:style-name="gr21" draw:text-style-name="P25" draw:layer="layout" svg:x1="17.9cm" svg:y1="7.476cm" svg:x2="18.9cm" svg:y2="7.476cm">
          <text:p/>
        </draw:line>
        <draw:line draw:style-name="gr23" draw:text-style-name="P25" draw:layer="layout" svg:x1="18.9cm" svg:y1="7.476cm" svg:x2="20.4cm" svg:y2="7.476cm">
          <text:p/>
        </draw:line>
        <draw:line draw:style-name="gr25" draw:text-style-name="P25" draw:layer="layout" svg:x1="20.4cm" svg:y1="7.476cm" svg:x2="21.9cm" svg:y2="7.476cm">
          <text:p/>
        </draw:line>
        <draw:line draw:style-name="gr22" draw:text-style-name="P25" draw:layer="layout" svg:x1="8.9cm" svg:y1="6.476cm" svg:x2="9.9cm" svg:y2="6.476cm">
          <text:p/>
        </draw:line>
        <draw:line draw:style-name="gr24" draw:text-style-name="P25" draw:layer="layout" svg:x1="7.4cm" svg:y1="6.476cm" svg:x2="8.9cm" svg:y2="6.476cm">
          <text:p/>
        </draw:line>
        <draw:line draw:style-name="gr26" draw:text-style-name="P25" draw:layer="layout" svg:x1="5.9cm" svg:y1="6.476cm" svg:x2="7.4cm" svg:y2="6.476cm">
          <text:p/>
        </draw:line>
        <draw:frame draw:style-name="gr35" draw:text-style-name="P16" draw:layer="layout" svg:width="3.182cm" svg:height="1.979cm" svg:x="1.14cm" svg:y="2.791cm">
          <draw:text-box>
            <text:p text:style-name="P12"><text:span text:style-name="T3">template</text:span></text:p>
            <text:p text:style-name="P12"><text:span text:style-name="T3">genome</text:span></text:p>
          </draw:text-box>
        </draw:frame>
        <draw:frame draw:style-name="gr36" draw:text-style-name="P4" draw:layer="layout" svg:width="5.129cm" svg:height="1.191cm" svg:x="11.362cm" svg:y="5.709cm">
          <draw:text-box>
            <text:p><text:span text:style-name="T3">PCR amplicon 1</text:span></text:p>
          </draw:text-box>
        </draw:frame>
        <draw:custom-shape draw:style-name="gr37" draw:text-style-name="P30" draw:layer="layout" svg:width="1.5cm" svg:height="1cm" svg:x="13.151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0" draw:layer="layout" svg:width="1.5cm" svg:height="1cm" svg:x="13.151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4" draw:layer="layout" svg:width="5.129cm" svg:height="1.191cm" svg:x="11.362cm" svg:y="8.709cm">
          <draw:text-box>
            <text:p><text:span text:style-name="T3">PCR amplicon 2</text:span></text:p>
          </draw:text-box>
        </draw:frame>
        <draw:frame draw:style-name="gr38" draw:text-style-name="P4" draw:layer="layout" svg:width="5.061cm" svg:height="1.115cm" svg:x="7.448cm" svg:y="2.2cm">
          <draw:text-box>
            <text:p><text:span text:style-name="T3">forward primer</text:span></text:p>
          </draw:text-box>
        </draw:frame>
        <draw:frame draw:style-name="gr39" draw:text-style-name="P4" draw:layer="layout" svg:width="4.905cm" svg:height="1.115cm" svg:x="15.5cm" svg:y="4.291cm">
          <draw:text-box>
            <text:p><text:span text:style-name="T3">reverse primer</text:span></text:p>
          </draw:text-box>
        </draw:frame>
        <draw:frame draw:style-name="gr38" draw:text-style-name="P4" draw:layer="layout" svg:width="5.061cm" svg:height="1.115cm" svg:x="5.447cm" svg:y="5.347cm">
          <draw:text-box>
            <text:p><text:span text:style-name="T3">forward primer</text:span></text:p>
          </draw:text-box>
        </draw:frame>
        <draw:frame draw:style-name="gr39" draw:text-style-name="P4" draw:layer="layout" svg:width="4.905cm" svg:height="1.115cm" svg:x="17.342cm" svg:y="7.447cm">
          <draw:text-box>
            <text:p><text:span text:style-name="T3">reverse primer</text:span></text:p>
          </draw:text-box>
        </draw:frame>
        <draw:frame draw:style-name="gr40" draw:text-style-name="P31" draw:layer="layout" svg:width="19.323cm" svg:height="1.979cm" svg:x="4.294cm" svg:y="10.873cm">
          <draw:text-box>
            <text:p text:style-name="P12"><text:span text:style-name="T14">By 8 forward index primers and 12 reverse index primers,</text:span></text:p>
            <text:p text:style-name="P12"><text:span text:style-name="T14">96 samples can be distinguished (combinatorial dual-indexing).</text:span></text:p>
          </draw:text-box>
        </draw:frame>
        <presentation:notes draw:style-name="dp2">
          <draw:page-thumbnail draw:style-name="gr4" draw:layer="layout" svg:width="14.848cm" svg:height="11.136cm" svg:x="3.075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標準1" presentation:presentation-page-layout-name="AL1T19">
        <office:forms form:automatic-focus="false" form:apply-design-mode="false"/>
        <draw:frame presentation:style-name="pr3" draw:text-style-name="P8" draw:layer="layout" svg:width="27.6cm" svg:height="2.2cm" svg:x="0.2cm" svg:y="-0.009cm" presentation:class="title" presentation:user-transformed="true">
          <draw:text-box>
            <text:p>Interlude: Dual-index design of simulated data</text:p>
          </draw:text-box>
        </draw:frame>
        <draw:frame draw:style-name="standard" draw:layer="layout" svg:width="14.097cm" svg:height="12.634cm" svg:x="6.952cm" svg:y="1.558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1.svm" xlink:type="simple" xlink:show="embed" xlink:actuate="onLoad"/>
        </draw:frame>
        <draw:custom-shape draw:style-name="gr41" draw:text-style-name="P25" draw:layer="layout" svg:width="5.649cm" svg:height="5.842cm" svg:x="15.4cm" svg:y="1.558cm">
          <text:p/>
          <draw:enhanced-geometry svg:viewBox="0 0 21600 21600" draw:type="rectangle" draw:enhanced-path="M 0 0 L 21600 0 21600 21600 0 21600 0 0 Z N"/>
        </draw:custom-shape>
        <draw:custom-shape draw:style-name="gr41" draw:text-style-name="P25" draw:layer="layout" svg:width="5.649cm" svg:height="5.842cm" svg:x="9.751cm" svg:y="7.4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5.786cm 10.906cm)">
          <draw:text-box>
            <text:p><text:span text:style-name="T14">reverse index (index1)</text:span></text:p>
          </draw:text-box>
        </draw:frame>
        <draw:frame draw:style-name="gr43" draw:text-style-name="P34" draw:layer="layout" svg:width="7.199cm" svg:height="1.115cm" svg:x="11.85cm" svg:y="14.101cm">
          <draw:text-box>
            <text:p><text:span text:style-name="T14">forward index (index2)</text:span></text:p>
          </draw:text-box>
        </draw:frame>
        <presentation:notes draw:style-name="dp2">
          <draw:page-thumbnail draw:style-name="gr4" draw:layer="layout" svg:width="14.848cm" svg:height="11.136cm" svg:x="3.075cm" svg:y="2.257cm" draw:page-number="16" presentation:class="page"/>
          <draw:frame presentation:style-name="pr4" draw:text-style-name="P19" draw:layer="layout" svg:width="16.799cm" svg:height="13.364cm" svg:x="2.1cm" svg:y="14.107cm" presentation:class="notes" presentation:placeholder="true">
            <draw:text-box/>
          </draw:frame>
        </presentation:notes>
      </draw:page>
      <draw:page draw:name="page1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Undemultiplexed_R1_001.fastq.xz</text:p>
              </text:list-item>
              <text:list-item>
                <text:p>Undemultiplexed_I1_001.fastq.xz</text:p>
              </text:list-item>
              <text:list-item>
                <text:p>Undemultiplexed_I2_001.fastq.xz</text:p>
              </text:list-item>
              <text:list-item>
                <text:p>Undemultiplexed_R2_001.fastq.xz</text:p>
              </text:list-item>
            </text:list>
            <text:p text:style-name="P35"><text:span text:style-name="T17">in 01_RawSequences</text:span></text:p>
            <text:list text:continue-numbering="true" text:style-name="L3">
              <text:list-item>
                <text:p text:style-name="P36"><text:span text:style-name="T9">index1.fasta</text:span></text:p>
              </text:list-item>
              <text:list-item>
                <text:p text:style-name="P36"><text:span text:style-name="T9">index2.fasta</text:span></text:p>
              </text:list-item>
              <text:list-item>
                <text:p text:style-name="P36"><text:span text:style-name="T9">forwardprimer.fasta</text:span></text:p>
              </text:list-item>
              <text:list-item>
                <text:p text:style-name="P36">reverseprimer.fasta</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orward.fastq.xz</text:p>
              </text:list-item>
              <text:list-item>
                <text:p>ClaidentTutorial__*__MiFish.reverse.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presentation:notes draw:style-name="dp2">
          <draw:page-thumbnail draw:style-name="gr4" draw:layer="layout" svg:width="14.848cm" svg:height="11.136cm" svg:x="3.075cm" svg:y="2.257cm" draw:page-number="17" presentation:class="page"/>
          <draw:frame presentation:style-name="pr4" draw:text-style-name="P19" draw:layer="layout" svg:width="16.799cm" svg:height="13.364cm" svg:x="2.1cm" svg:y="14.107cm" presentation:class="notes" presentation:placeholder="true">
            <draw:text-box/>
          </draw:frame>
        </presentation:notes>
      </draw:page>
      <draw:page draw:name="page18"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37" draw:layer="layout" svg:width="10cm" svg:height="1.85cm" svg:x="9cm" svg:y="6.95cm" presentation:class="outline" presentation:user-transformed="true">
          <draw:text-box>
            <text:p text:style-name="P12"><text:span text:style-name="T18">Launch Terminal</text:span></text:p>
          </draw:text-box>
        </draw:frame>
        <presentation:notes draw:style-name="dp2">
          <draw:page-thumbnail draw:style-name="gr4" draw:layer="layout" svg:width="14.848cm" svg:height="11.136cm" svg:x="3.075cm" svg:y="2.257cm" draw:page-number="18" presentation:class="page"/>
          <draw:frame presentation:style-name="pr4" draw:text-style-name="P19" draw:layer="layout" svg:width="16.799cm" svg:height="13.364cm" svg:x="2.1cm" svg:y="14.107cm" presentation:class="notes" presentation:placeholder="true">
            <draw:text-box/>
          </draw:frame>
        </presentation:notes>
      </draw:page>
      <draw:page draw:name="page1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 text:style-name="P22"><text:span text:style-name="T9">ClaidentTutorial__*__MiFish.forward.fastq.xz</text:span></text:p>
              </text:list-item>
              <text:list-item>
                <text:p text:style-name="P22"><text:span text:style-name="T9">ClaidentTutorial__*__MiFish.reverse.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presentation:notes draw:style-name="dp2">
          <draw:page-thumbnail draw:style-name="gr4" draw:layer="layout" svg:width="14.848cm" svg:height="11.136cm" svg:x="3.075cm" svg:y="2.257cm" draw:page-number="19" presentation:class="page"/>
          <draw:frame presentation:style-name="pr4" draw:text-style-name="P19" draw:layer="layout" svg:width="16.799cm" svg:height="13.364cm" svg:x="2.1cm" svg:y="14.107cm" presentation:class="notes" presentation:placeholder="true">
            <draw:text-box/>
          </draw:frame>
        </presentation:notes>
      </draw:page>
      <draw:page draw:name="page2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0" presentation:class="page"/>
          <draw:frame presentation:style-name="pr4" draw:text-style-name="P19" draw:layer="layout" svg:width="16.799cm" svg:height="13.364cm" svg:x="2.1cm" svg:y="14.107cm" presentation:class="notes" presentation:placeholder="true">
            <draw:text-box/>
          </draw:frame>
        </presentation:notes>
      </draw:page>
      <draw:page draw:name="page21"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3: Quality-fil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presentation:notes draw:style-name="dp2">
          <draw:page-thumbnail draw:style-name="gr4" draw:layer="layout" svg:width="14.848cm" svg:height="11.136cm" svg:x="3.075cm" svg:y="2.257cm" draw:page-number="21" presentation:class="page"/>
          <draw:frame presentation:style-name="pr4" draw:text-style-name="P19" draw:layer="layout" svg:width="16.799cm" svg:height="13.364cm" svg:x="2.1cm" svg:y="14.107cm" presentation:class="notes" presentation:placeholder="true">
            <draw:text-box/>
          </draw:frame>
        </presentation:notes>
      </draw:page>
      <draw:page draw:name="page2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Chapter 3: Quality-fil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2" presentation:class="page"/>
          <draw:frame presentation:style-name="pr4" draw:text-style-name="P19" draw:layer="layout" svg:width="16.799cm" svg:height="13.364cm" svg:x="2.1cm" svg:y="14.107cm" presentation:class="notes" presentation:placeholder="true">
            <draw:text-box/>
          </draw:frame>
        </presentation:notes>
      </draw:page>
      <draw:page draw:name="page2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4: Denois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noised.fasta</text:span></text:p>
              </text:list-item>
              <text:list-item>
                <text:p><text:span text:style-name="T9">denoised.otu.gz</text:span></text:p>
              </text:list-item>
              <text:list-item>
                <text:p><text:span text:style-name="T9">denoised.tsv</text:span></text:p>
              </text:list-item>
              <text:list-item>
                <text:p><text:span text:style-name="T9">plotErrors.pdf</text:span></text:p>
              </text:list-item>
              <text:list-item>
                <text:p><text:span text:style-name="T9">runDADA2.R</text:span></text:p>
              </text:list-item>
            </text:list>
            <text:p text:style-name="P35"><text:span text:style-name="T17">in OverlappedPairedEnd_05_DenoisedSequences</text:span></text:p>
          </draw:text-box>
        </draw:frame>
        <presentation:notes draw:style-name="dp2">
          <draw:page-thumbnail draw:style-name="gr4" draw:layer="layout" svg:width="14.848cm" svg:height="11.136cm" svg:x="3.075cm" svg:y="2.257cm" draw:page-number="23" presentation:class="page"/>
          <draw:frame presentation:style-name="pr4" draw:text-style-name="P19" draw:layer="layout" svg:width="16.799cm" svg:height="13.364cm" svg:x="2.1cm" svg:y="14.107cm" presentation:class="notes" presentation:placeholder="true">
            <draw:text-box/>
          </draw:frame>
        </presentation:notes>
      </draw:page>
      <draw:page draw:name="page2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4: Denois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4" presentation:class="page"/>
          <draw:frame presentation:style-name="pr4" draw:text-style-name="P19" draw:layer="layout" svg:width="16.799cm" svg:height="13.364cm" svg:x="2.1cm" svg:y="14.107cm" presentation:class="notes" presentation:placeholder="true">
            <draw:text-box/>
          </draw:frame>
        </presentation:notes>
      </draw:page>
      <draw:page draw:name="page2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5" presentation:class="page"/>
          <draw:frame presentation:style-name="pr4" draw:text-style-name="P19" draw:layer="layout" svg:width="16.799cm" svg:height="13.364cm" svg:x="2.1cm" svg:y="14.107cm" presentation:class="notes" presentation:placeholder="true">
            <draw:text-box/>
          </draw:frame>
        </presentation:notes>
      </draw:page>
      <draw:page draw:name="page2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1" draw:text-style-name="P31" draw:layer="layout" svg:width="1.747cm" svg:height="1.979cm" svg:x="0.1cm" svg:y="2.3cm">
          <draw:text-box>
            <text:p text:style-name="P12"><text:span text:style-name="T14">true</text:span></text:p>
            <text:p text:style-name="P12"><text:span text:style-name="T14">seq</text:span></text:p>
          </draw:text-box>
        </draw:frame>
        <draw:frame draw:style-name="gr52" draw:text-style-name="P31" draw:layer="layout" svg:width="2.022cm" svg:height="1.979cm" svg:x="0cm" svg:y="5.3cm">
          <draw:text-box>
            <text:p text:style-name="P12"><text:span text:style-name="T14">error</text:span></text:p>
            <text:p text:style-name="P12"><text:span text:style-name="T14">seq</text:span></text:p>
          </draw:text-box>
        </draw:frame>
        <draw:frame draw:style-name="gr52" draw:text-style-name="P31" draw:layer="layout" svg:width="2.022cm" svg:height="1.979cm" svg:x="0cm" svg:y="8.427cm">
          <draw:text-box>
            <text:p text:style-name="P12"><text:span text:style-name="T14">error</text:span></text:p>
            <text:p text:style-name="P12"><text:span text:style-name="T14">seq</text:span></text:p>
          </draw:text-box>
        </draw:frame>
        <draw:frame draw:style-name="gr52" draw:text-style-name="P31" draw:layer="layout" svg:width="2.022cm" svg:height="1.979cm" svg:x="0cm" svg:y="11.4cm">
          <draw:text-box>
            <text:p text:style-name="P12"><text:span text:style-name="T14">error</text:span></text:p>
            <text:p text:style-name="P12"><text:span text:style-name="T14">seq</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6" presentation:class="page"/>
          <draw:frame presentation:style-name="pr4" draw:text-style-name="P19" draw:layer="layout" svg:width="16.799cm" svg:height="13.364cm" svg:x="2.1cm" svg:y="14.107cm" presentation:class="notes" presentation:placeholder="true">
            <draw:text-box/>
          </draw:frame>
        </presentation:notes>
      </draw:page>
      <draw:page draw:name="page27"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5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7" presentation:class="page"/>
          <draw:frame presentation:style-name="pr4" draw:text-style-name="P19" draw:layer="layout" svg:width="16.799cm" svg:height="13.364cm" svg:x="2.1cm" svg:y="14.107cm" presentation:class="notes" presentation:placeholder="true">
            <draw:text-box/>
          </draw:frame>
        </presentation:notes>
      </draw:page>
      <draw:page draw:name="page28"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5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2.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8" presentation:class="page"/>
          <draw:frame presentation:style-name="pr4" draw:text-style-name="P19" draw:layer="layout" svg:width="16.799cm" svg:height="13.364cm" svg:x="2.1cm" svg:y="14.107cm" presentation:class="notes" presentation:placeholder="true">
            <draw:text-box/>
          </draw:frame>
        </presentation:notes>
      </draw:page>
      <draw:page draw:name="page29"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5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3.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9" presentation:class="page"/>
          <draw:frame presentation:style-name="pr4" draw:text-style-name="P19" draw:layer="layout" svg:width="16.799cm" svg:height="13.364cm" svg:x="2.1cm" svg:y="14.107cm" presentation:class="notes" presentation:placeholder="true">
            <draw:text-box/>
          </draw:frame>
        </presentation:notes>
      </draw:page>
      <draw:page draw:name="page30"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5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4.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custom-shape draw:style-name="gr63" draw:text-style-name="P43" draw:layer="layout" svg:width="7.6cm" svg:height="4.8cm" svg:x="17.2cm" svg:y="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30" presentation:class="page"/>
          <draw:frame presentation:style-name="pr4" draw:text-style-name="P19" draw:layer="layout" svg:width="16.799cm" svg:height="13.364cm" svg:x="2.1cm" svg:y="14.107cm" presentation:class="notes" presentation:placeholder="true">
            <draw:text-box/>
          </draw:frame>
        </presentation:notes>
      </draw:page>
      <draw:page draw:name="page31"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64" draw:text-style-name="P44" draw:layer="layout" svg:width="1.861cm" svg:height="1.979cm" svg:x="0.1cm" svg:y="11.401cm">
          <draw:text-box>
            <text:p text:style-name="P12"><text:span text:style-name="T27">true</text:span></text:p>
            <text:p text:style-name="P12"><text:span text:style-name="T27">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5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5.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draw:custom-shape draw:style-name="gr63" draw:text-style-name="P43" draw:layer="layout" svg:width="7.6cm" svg:height="4.8cm" svg:x="17.2cm" svg:y="10.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1" presentation:class="page"/>
          <draw:frame presentation:style-name="pr4" draw:text-style-name="P19" draw:layer="layout" svg:width="16.799cm" svg:height="13.364cm" svg:x="2.1cm" svg:y="14.107cm" presentation:class="notes" presentation:placeholder="true">
            <draw:text-box/>
          </draw:frame>
        </presentation:notes>
      </draw:page>
      <draw:page draw:name="page32"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5: Chimera removal</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noised.fasta</text:span></text:p>
              </text:list-item>
              <text:list-item>
                <text:p text:style-name="P22"><text:span text:style-name="T9">denoised.otu.gz</text:span></text:p>
              </text:list-item>
            </text:list>
            <text:p text:style-name="P35"><text:span text:style-name="T17">in OverlappedPairedEnd_05_Denois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onchimeras.fasta</text:span></text:p>
              </text:list-item>
              <text:list-item>
                <text:p><text:span text:style-name="T9">nonchimeras.otu.gz</text:span></text:p>
              </text:list-item>
              <text:list-item>
                <text:p><text:span text:style-name="T9">nonchimeras.tsv</text:span></text:p>
              </text:list-item>
              <text:list-item>
                <text:p><text:span text:style-name="T9">*_borderline.fasta</text:span></text:p>
              </text:list-item>
              <text:list-item>
                <text:p><text:span text:style-name="T9">*_chimeras.fasta</text:span></text:p>
              </text:list-item>
              <text:list-item>
                <text:p><text:span text:style-name="T9">*_nonchimeras.fasta</text:span></text:p>
              </text:list-item>
              <text:list-item>
                <text:p><text:span text:style-name="T9">*_uchimealns.txt</text:span></text:p>
              </text:list-item>
              <text:list-item>
                <text:p><text:span text:style-name="T9">*_uchimeout.txt</text:span></text:p>
              </text:list-item>
            </text:list>
            <text:p text:style-name="P35"><text:span text:style-name="T17">in OverlappedPairedEnd_06_NonchimericSequences</text:span></text:p>
          </draw:text-box>
        </draw:frame>
        <presentation:notes draw:style-name="dp2">
          <draw:page-thumbnail draw:style-name="gr4" draw:layer="layout" svg:width="14.848cm" svg:height="11.136cm" svg:x="3.075cm" svg:y="2.257cm" draw:page-number="32" presentation:class="page"/>
          <draw:frame presentation:style-name="pr4" draw:text-style-name="P19" draw:layer="layout" svg:width="16.799cm" svg:height="13.364cm" svg:x="2.1cm" svg:y="14.107cm" presentation:class="notes" presentation:placeholder="true">
            <draw:text-box/>
          </draw:frame>
        </presentation:notes>
      </draw:page>
      <draw:page draw:name="page3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5: Chimera remo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3" presentation:class="page"/>
          <draw:frame presentation:style-name="pr4" draw:text-style-name="P19" draw:layer="layout" svg:width="16.799cm" svg:height="13.364cm" svg:x="2.1cm" svg:y="14.107cm" presentation:class="notes" presentation:placeholder="true">
            <draw:text-box/>
          </draw:frame>
        </presentation:notes>
      </draw:page>
      <draw:page draw:name="page3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6: Removing index-hopped sequences</text:p>
          </draw:text-box>
        </draw:frame>
        <draw:frame presentation:style-name="pr6" draw:text-style-name="P8" draw:layer="layout" svg:width="12.609cm" svg:height="11.659cm" svg:x="1.373cm" svg:y="2.037cm" presentation:class="outline" presentation:user-transformed="true">
          <draw:text-box>
            <text:list text:style-name="L3">
              <text:list-item>
                <text:p>Inputs</text:p>
              </text:list-item>
              <text:list-item>
                <text:p text:style-name="P22"><text:span text:style-name="T9">nonchimeras.fasta</text:span></text:p>
              </text:list-item>
              <text:list-item>
                <text:p text:style-name="P22"><text:span text:style-name="T9">nonchimeras.otu.gz</text:span></text:p>
              </text:list-item>
            </text:list>
            <text:p text:style-name="P35"><text:span text:style-name="T17">in OverlappedPairedEnd_06_NonchimericSequences</text:span></text:p>
            <text:list text:continue-numbering="true" text:style-name="L3">
              <text:list-item>
                <text:p text:style-name="P45"><text:span text:style-name="T9">index1.fasta</text:span></text:p>
              </text:list-item>
              <text:list-item>
                <text:p text:style-name="P45"><text:span text:style-name="T9">index2.fasta</text:span></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7_NonhoppedSequences</text:span></text:p>
          </draw:text-box>
        </draw:frame>
        <presentation:notes draw:style-name="dp2">
          <draw:page-thumbnail draw:style-name="gr4" draw:layer="layout" svg:width="14.848cm" svg:height="11.136cm" svg:x="3.075cm" svg:y="2.257cm" draw:page-number="34" presentation:class="page"/>
          <draw:frame presentation:style-name="pr4" draw:text-style-name="P19" draw:layer="layout" svg:width="16.799cm" svg:height="13.364cm" svg:x="2.1cm" svg:y="14.107cm" presentation:class="notes" presentation:placeholder="true">
            <draw:text-box/>
          </draw:frame>
        </presentation:notes>
      </draw:page>
      <draw:page draw:name="page3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6: Removing index-hopped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5" presentation:class="page"/>
          <draw:frame presentation:style-name="pr4" draw:text-style-name="P19" draw:layer="layout" svg:width="16.799cm" svg:height="13.364cm" svg:x="2.1cm" svg:y="14.107cm" presentation:class="notes" presentation:placeholder="true">
            <draw:text-box/>
          </draw:frame>
        </presentation:notes>
      </draw:page>
      <draw:page draw:name="page36"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Index can hop into another amplicon within a flowcell!</text:p>
          </draw:text-box>
        </draw:frame>
        <draw:frame draw:style-name="gr65" draw:text-style-name="P44" draw:layer="layout" svg:width="21.698cm" svg:height="1.979cm" svg:x="3.151cm" svg:y="1.821cm">
          <draw:text-box>
            <text:p text:style-name="P12"><text:span text:style-name="T27">Index-hopping potentially causes sequence misassignments!</text:span></text:p>
            <text:p text:style-name="P12"><text:span text:style-name="T27">Especially in newer models! OMG!</text:span></text:p>
          </draw:text-box>
        </draw:frame>
        <draw:g>
          <draw:g>
            <draw:line draw:style-name="gr20" draw:text-style-name="P25" draw:layer="layout" svg:x1="10.5cm" svg:y1="5.2cm" svg:x2="17.5cm" svg:y2="5.2cm">
              <text:p/>
            </draw:line>
            <draw:line draw:style-name="gr21" draw:text-style-name="P25" draw:layer="layout" svg:x1="17.5cm" svg:y1="5.2cm" svg:x2="19cm" svg:y2="5.2cm">
              <text:p/>
            </draw:line>
            <draw:line draw:style-name="gr22" draw:text-style-name="P25" draw:layer="layout" svg:x1="9cm" svg:y1="5.2cm" svg:x2="10.5cm" svg:y2="5.2cm">
              <text:p/>
            </draw:line>
            <draw:line draw:style-name="gr23" draw:text-style-name="P25" draw:layer="layout" svg:x1="19cm" svg:y1="5.2cm" svg:x2="20.5cm" svg:y2="5.2cm">
              <text:p/>
            </draw:line>
            <draw:line draw:style-name="gr24" draw:text-style-name="P25" draw:layer="layout" svg:x1="7.5cm" svg:y1="5.2cm" svg:x2="9cm" svg:y2="5.2cm">
              <text:p/>
            </draw:line>
            <draw:line draw:style-name="gr25" draw:text-style-name="P25" draw:layer="layout" svg:x1="20.5cm" svg:y1="5.2cm" svg:x2="22cm" svg:y2="5.2cm">
              <text:p/>
            </draw:line>
            <draw:line draw:style-name="gr26" draw:text-style-name="P25" draw:layer="layout" svg:x1="6cm" svg:y1="5.2cm" svg:x2="7.5cm" svg:y2="5.2cm">
              <text:p/>
            </draw:line>
          </draw:g>
          <draw:g>
            <draw:line draw:style-name="gr20" draw:text-style-name="P25" draw:layer="layout" svg:x1="10.496cm" svg:y1="12cm" svg:x2="17.496cm" svg:y2="12cm">
              <text:p/>
            </draw:line>
            <draw:line draw:style-name="gr21" draw:text-style-name="P25" draw:layer="layout" svg:x1="17.496cm" svg:y1="12cm" svg:x2="18.996cm" svg:y2="12cm">
              <text:p/>
            </draw:line>
            <draw:line draw:style-name="gr22" draw:text-style-name="P25" draw:layer="layout" svg:x1="8.996cm" svg:y1="12cm" svg:x2="10.496cm" svg:y2="12cm">
              <text:p/>
            </draw:line>
            <draw:line draw:style-name="gr23" draw:text-style-name="P25" draw:layer="layout" svg:x1="18.996cm" svg:y1="12cm" svg:x2="20.496cm" svg:y2="12cm">
              <text:p/>
            </draw:line>
            <draw:line draw:style-name="gr24" draw:text-style-name="P25" draw:layer="layout" svg:x1="7.496cm" svg:y1="12cm" svg:x2="8.996cm" svg:y2="12cm">
              <text:p/>
            </draw:line>
            <draw:line draw:style-name="gr25" draw:text-style-name="P25" draw:layer="layout" svg:x1="20.496cm" svg:y1="12cm" svg:x2="21.996cm" svg:y2="12cm">
              <text:p/>
            </draw:line>
            <draw:line draw:style-name="gr26" draw:text-style-name="P25" draw:layer="layout" svg:x1="5.996cm" svg:y1="12cm" svg:x2="7.496cm" svg:y2="12cm">
              <text:p/>
            </draw:line>
          </draw:g>
          <draw:g>
            <draw:line draw:style-name="gr20" draw:text-style-name="P25" draw:layer="layout" svg:x1="10.496cm" svg:y1="8.606cm" svg:x2="17.496cm" svg:y2="8.606cm">
              <text:p/>
            </draw:line>
            <draw:line draw:style-name="gr21" draw:text-style-name="P25" draw:layer="layout" svg:x1="17.496cm" svg:y1="8.606cm" svg:x2="18.996cm" svg:y2="8.606cm">
              <text:p/>
            </draw:line>
            <draw:line draw:style-name="gr22" draw:text-style-name="P25" draw:layer="layout" svg:x1="8.996cm" svg:y1="8.606cm" svg:x2="10.496cm" svg:y2="8.606cm">
              <text:p/>
            </draw:line>
            <draw:line draw:style-name="gr23" draw:text-style-name="P25" draw:layer="layout" svg:x1="18.996cm" svg:y1="8.606cm" svg:x2="20.496cm" svg:y2="8.606cm">
              <text:p/>
            </draw:line>
            <draw:line draw:style-name="gr24" draw:text-style-name="P25" draw:layer="layout" svg:x1="7.496cm" svg:y1="8.606cm" svg:x2="8.996cm" svg:y2="8.606cm">
              <text:p/>
            </draw:line>
            <draw:line draw:style-name="gr25" draw:text-style-name="P25" draw:layer="layout" svg:x1="20.496cm" svg:y1="8.606cm" svg:x2="21.996cm" svg:y2="8.606cm">
              <text:p/>
            </draw:line>
            <draw:line draw:style-name="gr26" draw:text-style-name="P25" draw:layer="layout" svg:x1="5.996cm" svg:y1="8.606cm" svg:x2="7.496cm" svg:y2="8.606cm">
              <text:p/>
            </draw:line>
          </draw:g>
          <draw:custom-shape draw:style-name="gr66" draw:text-style-name="P30" draw:layer="layout" svg:width="3.8cm" svg:height="4cm" draw:transform="rotate (-1.5707963267949) translate (22cm 4.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0.9cm 8.3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7.2cm 8.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30" draw:layer="layout" svg:width="7.2cm" svg:height="6.6cm" draw:transform="rotate (1.5707963267949) translate (4.2cm 12.3cm)">
            <text:p/>
            <draw:enhanced-geometry svg:viewBox="0 0 21600 21600" draw:mirror-horizontal="false" draw:mirror-vertical="false" draw:text-areas="0 0 21600 21600" draw:type="circular-arrow" draw:modifiers="-179.94885828834 -17.2240973792798 9221.840107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4" draw:layer="layout" svg:width="14.848cm" svg:height="11.136cm" svg:x="3.075cm" svg:y="2.257cm" draw:page-number="36" presentation:class="page"/>
          <draw:frame presentation:style-name="pr4" draw:text-style-name="P19" draw:layer="layout" svg:width="16.799cm" svg:height="13.364cm" svg:x="2.1cm" svg:y="14.107cm" presentation:class="notes" presentation:placeholder="true">
            <draw:text-box/>
          </draw:frame>
        </presentation:notes>
      </draw:page>
      <draw:page draw:name="page3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index-hopping using unused index combinations</text:p>
          </draw:text-box>
        </draw:frame>
        <draw:frame presentation:style-name="pr6" draw:text-style-name="P8" draw:layer="layout" svg:width="8.8cm" svg:height="10.8cm" svg:x="17.4cm" svg:y="2.55cm" presentation:class="outline" presentation:user-transformed="true">
          <draw:text-box>
            <text:list text:style-name="L2">
              <text:list-item>
                <text:p>Count abundances</text:p>
              </text:list-item>
              <text:list-item>
                <text:p>Collect abundances of a sample + "not used"</text:p>
              </text:list-item>
              <text:list-item>
                <text:p>Test whether sample abundance is outlier or not</text:p>
              </text:list-item>
              <text:list-item>
                <text:p>If it's not outlier, it's determined as hopped</text:p>
              </text:list-item>
            </text:list>
          </draw:text-box>
        </draw:frame>
        <draw:frame draw:style-name="standard" draw:layer="layout" svg:width="14.097cm" svg:height="12.634cm" svg:x="2.712cm" svg:y="1.541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6.svm" xlink:type="simple" xlink:show="embed" xlink:actuate="onLoad"/>
        </draw:frame>
        <draw:custom-shape draw:style-name="gr41" draw:text-style-name="P25" draw:layer="layout" svg:width="5.649cm" svg:height="5.842cm" svg:x="11.16cm" svg:y="1.541cm">
          <text:p/>
          <draw:enhanced-geometry svg:viewBox="0 0 21600 21600" draw:type="rectangle" draw:enhanced-path="M 0 0 L 21600 0 21600 21600 0 21600 0 0 Z N"/>
        </draw:custom-shape>
        <draw:custom-shape draw:style-name="gr41" draw:text-style-name="P25" draw:layer="layout" svg:width="5.649cm" svg:height="5.842cm" svg:x="5.511cm" svg:y="7.383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1.537cm 10.897cm)">
          <draw:text-box>
            <text:p><text:span text:style-name="T14">reverse index (index1)</text:span></text:p>
          </draw:text-box>
        </draw:frame>
        <draw:frame draw:style-name="gr43" draw:text-style-name="P34" draw:layer="layout" svg:width="7.199cm" svg:height="1.115cm" svg:x="7.601cm" svg:y="14.092cm">
          <draw:text-box>
            <text:p><text:span text:style-name="T14">forward index (index2)</text:span></text:p>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37" presentation:class="page"/>
          <draw:frame presentation:style-name="pr4" draw:text-style-name="P19" draw:layer="layout" svg:width="16.799cm" svg:height="13.364cm" svg:x="2.1cm" svg:y="14.107cm" presentation:class="notes" presentation:placeholder="true">
            <draw:text-box/>
          </draw:frame>
        </presentation:notes>
      </draw:page>
      <draw:page draw:name="page3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7: Removing contaminant sequences</text:p>
          </draw:text-box>
        </draw:frame>
        <draw:frame presentation:style-name="pr6" draw:text-style-name="P8" draw:layer="layout" svg:width="12.609cm" svg:height="11.659cm" svg:x="1.382cm" svg:y="2.037cm" presentation:class="outline" presentation:user-transformed="true">
          <draw:text-box>
            <text:list text:style-name="L3">
              <text:list-item>
                <text:p text:style-name="P22"><text:span text:style-name="T9">Inputs</text:span></text:p>
              </text:list-item>
              <text:list-item>
                <text:p text:style-name="P22"><text:span text:style-name="T9">decontaminated.fasta</text:span></text:p>
              </text:list-item>
              <text:list-item>
                <text:p text:style-name="P22"><text:span text:style-name="T9">decontaminated.otu.gz</text:span></text:p>
              </text:list-item>
            </text:list>
            <text:p text:style-name="P47"><text:span text:style-name="T17">in OverlappedPairedEnd_07_NonhoppedSequences</text:span></text:p>
            <text:list text:continue-numbering="true" text:style-name="L3">
              <text:list-item>
                <text:p text:style-name="P45"><text:span text:style-name="T9">blanklist.txt</text:span></text:p>
              </text:list-item>
            </text:list>
            <text:p text:style-name="P47"><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8_DecontaminatedSequences</text:span></text:p>
          </draw:text-box>
        </draw:frame>
        <presentation:notes draw:style-name="dp2">
          <draw:page-thumbnail draw:style-name="gr4" draw:layer="layout" svg:width="14.848cm" svg:height="11.136cm" svg:x="3.075cm" svg:y="2.257cm" draw:page-number="38" presentation:class="page"/>
          <draw:frame presentation:style-name="pr4" draw:text-style-name="P19" draw:layer="layout" svg:width="16.799cm" svg:height="13.364cm" svg:x="2.1cm" svg:y="14.107cm" presentation:class="notes" presentation:placeholder="true">
            <draw:text-box/>
          </draw:frame>
        </presentation:notes>
      </draw:page>
      <draw:page draw:name="page39" draw:style-name="dp1" draw:master-page-name="標準1" presentation:presentation-page-layout-name="AL1T19">
        <office:forms form:automatic-focus="false" form:apply-design-mode="false"/>
        <draw:frame presentation:style-name="pr8" draw:text-style-name="P48" draw:layer="layout" svg:width="27.6cm" svg:height="2.2cm" svg:x="0.2cm" svg:y="0cm" presentation:class="title">
          <draw:text-box>
            <text:p text:style-name="P36">Chapter 7: Removing contaminant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9" presentation:class="page"/>
          <draw:frame presentation:style-name="pr4" draw:text-style-name="P19" draw:layer="layout" svg:width="16.799cm" svg:height="13.364cm" svg:x="2.1cm" svg:y="14.107cm" presentation:class="notes" presentation:placeholder="true">
            <draw:text-box/>
          </draw:frame>
        </presentation:notes>
      </draw:page>
      <draw:page draw:name="page4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contaminants using blank samples</text:p>
          </draw:text-box>
        </draw:frame>
        <draw:frame presentation:style-name="pr6" draw:text-style-name="P8" draw:layer="layout" svg:width="25.199cm" svg:height="4.259cm" svg:x="1.391cm" svg:y="5.746cm" presentation:class="outline" presentation:user-transformed="true">
          <draw:text-box>
            <text:list text:style-name="L2">
              <text:list-item>
                <text:p>Count abundances</text:p>
              </text:list-item>
              <text:list-item>
                <text:p>Collect abundances of a sample + associated blanks</text:p>
              </text:list-item>
              <text:list-item>
                <text:p text:style-name="P22">Test whether sample abundance is outlier or not</text:p>
              </text:list-item>
              <text:list-item>
                <text:p text:style-name="P22">If it's not outlier, it's determined as contaminant</text:p>
              </text:list-item>
            </text:list>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40" presentation:class="page"/>
          <draw:frame presentation:style-name="pr4" draw:text-style-name="P19" draw:layer="layout" svg:width="16.799cm" svg:height="13.364cm" svg:x="2.1cm" svg:y="14.107cm" presentation:class="notes" presentation:placeholder="true">
            <draw:text-box/>
          </draw:frame>
        </presentation:notes>
      </draw:page>
      <draw:page draw:name="page4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Multistep contamination and multistep decontamination</text:p>
          </draw:text-box>
        </draw:frame>
        <draw:frame draw:style-name="gr69" draw:text-style-name="P31" draw:layer="layout" svg:width="2.669cm" svg:height="1.979cm" svg:x="4.201cm" svg:y="6.886cm">
          <draw:text-box>
            <text:p text:style-name="P12"><text:span text:style-name="T14">Field</text:span></text:p>
            <text:p text:style-name="P12"><text:span text:style-name="T14">sample</text:span></text:p>
          </draw:text-box>
        </draw:frame>
        <draw:frame draw:style-name="gr70" draw:text-style-name="P31" draw:layer="layout" svg:width="3.495cm" svg:height="1.979cm" svg:x="8.378cm" svg:y="6.886cm">
          <draw:text-box>
            <text:p text:style-name="P12"><text:span text:style-name="T14">DNA</text:span></text:p>
            <text:p text:style-name="P12"><text:span text:style-name="T14">extraction</text:span></text:p>
          </draw:text-box>
        </draw:frame>
        <draw:frame draw:style-name="gr71" draw:text-style-name="P31" draw:layer="layout" svg:width="3.376cm" svg:height="1.979cm" svg:x="13.38cm" svg:y="6.886cm">
          <draw:text-box>
            <text:p text:style-name="P12"><text:span text:style-name="T14">1st round</text:span></text:p>
            <text:p text:style-name="P12"><text:span text:style-name="T14">PCR</text:span></text:p>
          </draw:text-box>
        </draw:frame>
        <draw:frame draw:style-name="gr72" draw:text-style-name="P31" draw:layer="layout" svg:width="3.626cm" svg:height="1.979cm" svg:x="18.265cm" svg:y="6.886cm">
          <draw:text-box>
            <text:p text:style-name="P12"><text:span text:style-name="T14">2nd round</text:span></text:p>
            <text:p text:style-name="P12"><text:span text:style-name="T14">PCR</text:span></text:p>
          </draw:text-box>
        </draw:frame>
        <draw:frame draw:style-name="gr73" draw:text-style-name="P31" draw:layer="layout" svg:width="3.999cm" svg:height="1.115cm" svg:x="23.401cm" svg:y="7.318cm">
          <draw:text-box>
            <text:p text:style-name="P12"><text:span text:style-name="T14">Sequencing</text:span></text:p>
          </draw:text-box>
        </draw:frame>
        <draw:custom-shape draw:style-name="gr74" draw:text-style-name="P30" draw:layer="layout" svg:width="1.6cm" svg:height="1.2cm" svg:x="2.7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6.823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1.826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6.71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21.845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6" draw:layer="layout" svg:x1="3.5cm" svg:y1="6.4cm" svg:x2="3.5cm" svg:y2="7.4cm">
          <text:p/>
        </draw:line>
        <draw:line draw:style-name="gr75" draw:text-style-name="P26" draw:layer="layout" svg:x1="7.623cm" svg:y1="6.387cm" svg:x2="7.623cm" svg:y2="7.387cm">
          <text:p/>
        </draw:line>
        <draw:line draw:style-name="gr75" draw:text-style-name="P26" draw:layer="layout" svg:x1="12.626cm" svg:y1="6.387cm" svg:x2="12.626cm" svg:y2="7.387cm">
          <text:p/>
        </draw:line>
        <draw:line draw:style-name="gr75" draw:text-style-name="P26" draw:layer="layout" svg:x1="17.51cm" svg:y1="6.387cm" svg:x2="17.51cm" svg:y2="7.387cm">
          <text:p/>
        </draw:line>
        <draw:line draw:style-name="gr75" draw:text-style-name="P26" draw:layer="layout" svg:x1="22.645cm" svg:y1="6.387cm" svg:x2="22.645cm" svg:y2="7.387cm">
          <text:p/>
        </draw:line>
        <draw:frame draw:style-name="gr76" draw:text-style-name="P31" draw:layer="layout" svg:width="2.145cm" svg:height="1.979cm" svg:x="2.4cm" svg:y="4.3cm">
          <draw:text-box>
            <text:p text:style-name="P12"><text:span text:style-name="T14">Field</text:span></text:p>
            <text:p text:style-name="P12"><text:span text:style-name="T14">blank</text:span></text:p>
          </draw:text-box>
        </draw:frame>
        <draw:frame draw:style-name="gr77" draw:text-style-name="P31" draw:layer="layout" svg:width="3.499cm" svg:height="1.979cm" svg:x="5.9cm" svg:y="4.3cm">
          <draw:text-box>
            <text:p text:style-name="P12"><text:span text:style-name="T14">Extraction</text:span></text:p>
            <text:p text:style-name="P12"><text:span text:style-name="T14">blank</text:span></text:p>
          </draw:text-box>
        </draw:frame>
        <draw:frame draw:style-name="gr78" draw:text-style-name="P31" draw:layer="layout" svg:width="2.509cm" svg:height="1.979cm" svg:x="11.348cm" svg:y="4.3cm">
          <draw:text-box>
            <text:p text:style-name="P12"><text:span text:style-name="T14">PCR</text:span></text:p>
            <text:p text:style-name="P12"><text:span text:style-name="T14">blank1</text:span></text:p>
          </draw:text-box>
        </draw:frame>
        <draw:frame draw:style-name="gr78" draw:text-style-name="P31" draw:layer="layout" svg:width="2.509cm" svg:height="1.979cm" svg:x="16.3cm" svg:y="4.3cm">
          <draw:text-box>
            <text:p text:style-name="P12"><text:span text:style-name="T14">PCR</text:span></text:p>
            <text:p text:style-name="P12"><text:span text:style-name="T14">blank2</text:span></text:p>
          </draw:text-box>
        </draw:frame>
        <draw:frame draw:style-name="gr79" draw:text-style-name="P31" draw:layer="layout" svg:width="3.008cm" svg:height="1.979cm" svg:x="21.1cm" svg:y="4.3cm">
          <draw:text-box>
            <text:p text:style-name="P12"><text:span text:style-name="T14">Index-</text:span></text:p>
            <text:p text:style-name="P12"><text:span text:style-name="T14">hopping</text:span></text:p>
          </draw:text-box>
        </draw:frame>
        <draw:custom-shape draw:style-name="gr80" draw:text-style-name="P30" draw:layer="layout" svg:width="4.6cm" svg:height="4.6cm" draw:transform="rotate (-3.14159265358979) translate (15.16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9.992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24.9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0.3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5.5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31" draw:layer="layout" svg:width="5.743cm" svg:height="3.707cm" svg:x="15.502cm" svg:y="10.802cm">
          <draw:text-box>
            <text:p text:style-name="P12"><text:span text:style-name="T14">Removing</text:span></text:p>
            <text:p text:style-name="P12"><text:span text:style-name="T14">contaminant</text:span></text:p>
            <text:p text:style-name="P12"><text:span text:style-name="T14">sequences</text:span></text:p>
            <text:p text:style-name="P12"><text:span text:style-name="T14">of 2nd round PCR</text:span></text:p>
          </draw:text-box>
        </draw:frame>
        <draw:frame draw:style-name="gr82" draw:text-style-name="P31" draw:layer="layout" svg:width="4.642cm" svg:height="2.843cm" svg:x="21.001cm" svg:y="10.802cm">
          <draw:text-box>
            <text:p text:style-name="P12"><text:span text:style-name="T14">Removing</text:span></text:p>
            <text:p text:style-name="P12"><text:span text:style-name="T14">index-hopped</text:span></text:p>
            <text:p text:style-name="P12"><text:span text:style-name="T14">sequences</text:span></text:p>
          </draw:text-box>
        </draw:frame>
        <draw:frame draw:style-name="gr83" draw:text-style-name="P31" draw:layer="layout" svg:width="5.493cm" svg:height="3.707cm" svg:x="10.101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1st round PCR</text:span></text:p>
          </draw:text-box>
        </draw:frame>
        <draw:frame draw:style-name="gr84" draw:text-style-name="P31" draw:layer="layout" svg:width="4.299cm" svg:height="3.707cm" svg:x="6.102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extraction</text:span></text:p>
          </draw:text-box>
        </draw:frame>
        <draw:frame draw:style-name="gr84" draw:text-style-name="P31" draw:layer="layout" svg:width="4.299cm" svg:height="3.707cm" svg:x="1.803cm" svg:y="10.804cm">
          <draw:text-box>
            <text:p text:style-name="P12"><text:span text:style-name="T14">Removing</text:span></text:p>
            <text:p text:style-name="P12"><text:span text:style-name="T14">contaminant</text:span></text:p>
            <text:p text:style-name="P12"><text:span text:style-name="T14">sequences</text:span></text:p>
            <text:p text:style-name="P12"><text:span text:style-name="T14">of sampling</text:span></text:p>
          </draw:text-box>
        </draw:frame>
        <draw:frame draw:style-name="gr85" draw:text-style-name="P44" draw:layer="layout" svg:width="26.198cm" svg:height="1.979cm" svg:x="0.901cm" svg:y="1.721cm">
          <draw:text-box>
            <text:p text:style-name="P12"><text:span text:style-name="T27">My recommendation is index-hopping removal + the other contaminant removal.</text:span></text:p>
            <text:p text:style-name="P12"><text:span text:style-name="T27">However, the best practice has been still unknown.</text:span></text:p>
          </draw:text-box>
        </draw:frame>
        <draw:frame draw:style-name="gr86" draw:text-style-name="P31" draw:layer="layout" svg:width="1.912cm" svg:height="1.115cm" svg:x="0.688cm" svg:y="7.285cm">
          <draw:text-box>
            <text:p text:style-name="P12"><text:span text:style-name="T14">Field</text:span></text:p>
          </draw:text-box>
        </draw:frame>
        <presentation:notes draw:style-name="dp2">
          <draw:page-thumbnail draw:style-name="gr4" draw:layer="layout" svg:width="14.848cm" svg:height="11.136cm" svg:x="3.075cm" svg:y="2.257cm" draw:page-number="41" presentation:class="page"/>
          <draw:frame presentation:style-name="pr4" draw:text-style-name="P19" draw:layer="layout" svg:width="16.799cm" svg:height="13.364cm" svg:x="2.1cm" svg:y="14.107cm" presentation:class="notes" presentation:placeholder="true">
            <draw:text-box/>
          </draw:frame>
        </presentation:notes>
      </draw:page>
      <draw:page draw:name="page4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Study purpose and decontamination</text:p>
          </draw:text-box>
        </draw:frame>
        <draw:frame presentation:style-name="pr6" draw:text-style-name="P8" draw:layer="layout" svg:width="25.199cm" svg:height="10.25cm" svg:x="1.401cm" svg:y="2.75cm" presentation:class="outline" presentation:user-transformed="true">
          <draw:text-box>
            <text:list text:style-name="L3">
              <text:list-item>
                <text:p>Non-decontaminated metabarcoding results contain contaminants</text:p>
              </text:list-item>
              <text:list-item>
                <text:p>Decontamination should be applied?</text:p>
              </text:list-item>
              <text:list-item>
                <text:p text:style-name="P23"><text:span text:style-name="T9">If you want to maximize detection power, NO. Decontamination potentially misidentify true sequence as contaminant</text:span></text:p>
              </text:list-item>
              <text:list-item>
                <text:p text:style-name="P23"><text:span text:style-name="T9">If you want to minimize misdetection, YES. Lack of decontamination may cause many misdetection</text:span></text:p>
              </text:list-item>
              <text:list-item>
                <text:p text:style-name="P23"><text:span text:style-name="T9">If you want to analyse community composition, UNKNOWN. Because abundances of contaminants may be low in many cases, their effects to analysis may be low. However, whether abundances of contaminants are really low or not IN YOUR DATA is unknown.</text:span></text:p>
              </text:list-item>
            </text:list>
          </draw:text-box>
        </draw:frame>
        <presentation:notes draw:style-name="dp2">
          <draw:page-thumbnail draw:style-name="gr4" draw:layer="layout" svg:width="14.848cm" svg:height="11.136cm" svg:x="3.075cm" svg:y="2.257cm" draw:page-number="42" presentation:class="page"/>
          <draw:frame presentation:style-name="pr4" draw:text-style-name="P19" draw:layer="layout" svg:width="16.799cm" svg:height="13.364cm" svg:x="2.1cm" svg:y="14.107cm" presentation:class="notes" presentation:placeholder="true">
            <draw:text-box/>
          </draw:frame>
        </presentation:notes>
      </draw:page>
      <draw:page draw:name="page4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8: Additional clus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contaminated.fasta</text:span></text:p>
              </text:list-item>
              <text:list-item>
                <text:p text:style-name="P22"><text:span text:style-name="T9">decontaminated.otu.gz</text:span></text:p>
              </text:list-item>
            </text:list>
            <text:p text:style-name="P35"><text:span text:style-name="T17">in OverlappedPairedEnd_08_Decontami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clustered.fasta</text:span></text:p>
              </text:list-item>
              <text:list-item>
                <text:p><text:span text:style-name="T9">clustered.otu.gz</text:span></text:p>
              </text:list-item>
              <text:list-item>
                <text:p><text:span text:style-name="T9">clustered.tsv</text:span></text:p>
              </text:list-item>
            </text:list>
            <text:p text:style-name="P35"><text:span text:style-name="T17">in OverlappedPairedEnd_09_ClusteredSequences</text:span></text:p>
          </draw:text-box>
        </draw:frame>
        <presentation:notes draw:style-name="dp2">
          <draw:page-thumbnail draw:style-name="gr4" draw:layer="layout" svg:width="14.848cm" svg:height="11.136cm" svg:x="3.075cm" svg:y="2.257cm" draw:page-number="43" presentation:class="page"/>
          <draw:frame presentation:style-name="pr4" draw:text-style-name="P19" draw:layer="layout" svg:width="16.799cm" svg:height="13.364cm" svg:x="2.1cm" svg:y="14.107cm" presentation:class="notes" presentation:placeholder="true">
            <draw:text-box/>
          </draw:frame>
        </presentation:notes>
      </draw:page>
      <draw:page draw:name="page44" draw:style-name="dp1" draw:master-page-name="標準1" presentation:presentation-page-layout-name="AL1T19">
        <office:forms form:automatic-focus="false" form:apply-design-mode="false"/>
        <draw:frame presentation:style-name="pr9" draw:text-style-name="P48" draw:layer="layout" svg:width="27.6cm" svg:height="2.2cm" svg:x="0.2cm" svg:y="0cm" presentation:class="title">
          <draw:text-box>
            <text:p text:style-name="P36">Chapter 8: Additional clus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4" presentation:class="page"/>
          <draw:frame presentation:style-name="pr4" draw:text-style-name="P19" draw:layer="layout" svg:width="16.799cm" svg:height="13.364cm" svg:x="2.1cm" svg:y="14.107cm" presentation:class="notes" presentation:placeholder="true">
            <draw:text-box/>
          </draw:frame>
        </presentation:notes>
      </draw:page>
      <draw:page draw:name="page4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9: Taxonomic assignment</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fasta</text:span></text:p>
              </text:list-item>
            </text:list>
            <text:p text:style-name="P35"><text:span text:style-name="T17">in OverlappedPairedEnd_09_Clus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eighborhoods_1nn_*.txt</text:span></text:p>
              </text:list-item>
              <text:list-item>
                <text:p text:style-name="P22"><text:span text:style-name="T9">neighborhoods_qc_*.txt</text:span></text:p>
              </text:list-item>
              <text:list-item>
                <text:p><text:span text:style-name="T9">taxonomy_1nn_*.tsv</text:span></text:p>
              </text:list-item>
              <text:list-item>
                <text:p text:style-name="P22"><text:span text:style-name="T9">taxonomy_qc_*.tsv</text:span></text:p>
              </text:list-item>
              <text:list-item>
                <text:p text:style-name="P22"><text:span text:style-name="T9">taxonomy_merged.tsv</text:span></text:p>
              </text:list-item>
              <text:list-item>
                <text:p text:style-name="P22"><text:span text:style-name="T9">taxonomy_merged_filled.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45" presentation:class="page"/>
          <draw:frame presentation:style-name="pr4" draw:text-style-name="P19" draw:layer="layout" svg:width="16.799cm" svg:height="13.364cm" svg:x="2.1cm" svg:y="14.107cm" presentation:class="notes" presentation:placeholder="true">
            <draw:text-box/>
          </draw:frame>
        </presentation:notes>
      </draw:page>
      <draw:page draw:name="page4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9: Taxonomic assignment</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6" presentation:class="page"/>
          <draw:frame presentation:style-name="pr4" draw:text-style-name="P19" draw:layer="layout" svg:width="16.799cm" svg:height="13.364cm" svg:x="2.1cm" svg:y="14.107cm" presentation:class="notes" presentation:placeholder="true">
            <draw:text-box/>
          </draw:frame>
        </presentation:notes>
      </draw:page>
      <draw:page draw:name="page4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5" draw:layer="layout" svg:x1="15.774cm" svg:y1="4.08cm" svg:x2="16.697cm" svg:y2="5.376cm">
          <text:p/>
        </draw:line>
        <draw:frame draw:style-name="gr94" draw:text-style-name="P53" draw:layer="layout" svg:width="3.55cm" svg:height="2.362cm" svg:x="13.817cm" svg:y="2.153cm">
          <draw:text-box>
            <text:p text:style-name="P52"><text:span text:style-name="T29">genus Ω</text:span></text:p>
            <text:p text:style-name="P52"><text:span text:style-name="T29">species α</text:span></text:p>
          </draw:text-box>
        </draw:frame>
        <draw:line draw:style-name="gr93" draw:text-style-name="P25" draw:layer="layout" svg:x1="8.551cm" svg:y1="9.182cm" svg:x2="9.487cm" svg:y2="10.686cm">
          <text:p/>
        </draw:line>
        <draw:frame draw:style-name="gr95" draw:text-style-name="P53" draw:layer="layout" svg:width="3.558cm" svg:height="2.362cm" svg:x="6.5cm" svg:y="7.282cm">
          <draw:text-box>
            <text:p text:style-name="P52"><text:span text:style-name="T29">genus Ω</text:span></text:p>
            <text:p text:style-name="P52"><text:span text:style-name="T29">species β</text:span></text:p>
          </draw:text-box>
        </draw:fram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presentation:notes draw:style-name="dp2">
          <draw:page-thumbnail draw:style-name="gr4" draw:layer="layout" svg:width="14.848cm" svg:height="11.136cm" svg:x="3.075cm" svg:y="2.257cm" draw:page-number="47" presentation:class="page"/>
          <draw:frame presentation:style-name="pr4" draw:text-style-name="P19" draw:layer="layout" svg:width="16.799cm" svg:height="13.364cm" svg:x="2.1cm" svg:y="14.107cm" presentation:class="notes" presentation:placeholder="true">
            <draw:text-box/>
          </draw:frame>
        </presentation:notes>
      </draw:page>
      <draw:page draw:name="page48" draw:style-name="dp1" draw:master-page-name="標準1" presentation:presentation-page-layout-name="AL1T19">
        <office:forms form:automatic-focus="false" form:apply-design-mode="false"/>
        <draw:custom-shape draw:style-name="gr99" draw:text-style-name="P55" draw:layer="layout" svg:width="10cm" svg:height="3.5cm" draw:transform="rotate (0.616624824729597) translate (8.2cm 9.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4" draw:layer="layout" svg:width="8.558cm" svg:height="1.132cm" draw:transform="rotate (0.613308699150807) translate (8.75cm 9.326cm)">
          <draw:text-box>
            <text:p><text:span text:style-name="T3">Variation range of genus Ω</text:span></text:p>
          </draw:text-box>
        </draw:fram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draw:custom-shape draw:style-name="gr101" draw:text-style-name="P11" draw:layer="layout" svg:width="1.5cm" svg:height="1.5cm" svg:x="13.775cm" svg:y="9.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2" draw:text-style-name="P56" draw:layer="layout" svg:width="7.876cm" svg:height="2.181cm" svg:x="15.508cm" svg:y="8.819cm">
          <draw:text-box>
            <text:p><text:span text:style-name="T31">genus Ω</text:span></text:p>
            <text:p><text:span text:style-name="T31">species unidentified</text:span></text:p>
          </draw:text-box>
        </draw:frame>
        <presentation:notes draw:style-name="dp2">
          <draw:page-thumbnail draw:style-name="gr4"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Which method should be used for taxonomic assignment?</text:p>
          </draw:text-box>
        </draw:frame>
        <draw:frame presentation:style-name="pr6" draw:text-style-name="P8" draw:layer="layout" svg:width="25.199cm" svg:height="5.05cm" svg:x="1.4cm" svg:y="5.35cm" presentation:class="outline" presentation:user-transformed="true">
          <draw:text-box>
            <text:list text:style-name="L3">
              <text:list-item>
                <text:p>If reference database is imperfect (most cases), QCauto shows the best balance between less misidentification and less successful identification</text:p>
              </text:list-item>
              <text:list-item>
                <text:p>If reference database is perfect or nearly perfect, 1-NN is the best. However, whether the reference database is really perfect or not should not be known by anyone</text:p>
              </text:list-item>
            </text:list>
          </draw:text-box>
        </draw:frame>
        <presentation:notes draw:style-name="dp2">
          <draw:page-thumbnail draw:style-name="gr4" draw:layer="layout" svg:width="14.848cm" svg:height="11.136cm" svg:x="3.075cm" svg:y="2.257cm" draw:page-number="49" presentation:class="page"/>
          <draw:frame presentation:style-name="pr4" draw:text-style-name="P19" draw:layer="layout" svg:width="16.799cm" svg:height="13.364cm" svg:x="2.1cm" svg:y="14.107cm" presentation:class="notes" presentation:placeholder="true">
            <draw:text-box/>
          </draw:frame>
        </presentation:notes>
      </draw:page>
      <draw:page draw:name="page5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Ready-made reference databases</text:p>
          </draw:text-box>
        </draw:frame>
        <draw:frame presentation:style-name="pr6" draw:text-style-name="P8" draw:layer="layout" svg:width="25.199cm" svg:height="12.409cm" svg:x="1.401cm" svg:y="1.671cm" presentation:class="outline" presentation:user-transformed="true">
          <draw:text-box>
            <text:list text:style-name="L3">
              <text:list-item>
                <text:p>Installed to INSTALLPATH/share/claident/blastdb</text:p>
              </text:list-item>
              <text:list-item>
                <text:p>overall_class, overall_order, overall_family</text:p>
                <text:list>
                  <text:list-item>
                    <text:p>Subset of NCBI nt including class, order or family level identified seqs</text:p>
                  </text:list-item>
                </text:list>
              </text:list-item>
              <text:list-item>
                <text:p>*_genus</text:p>
                <text:list>
                  <text:list-item>
                    <text:p>Subset of overall_* including genus level identified seqs</text:p>
                  </text:list-item>
                </text:list>
              </text:list-item>
              <text:list-item>
                <text:p>*_species_wsp</text:p>
                <text:list>
                  <text:list-item>
                    <text:p text:style-name="P57">Subset of overall_* including species level identified seqs</text:p>
                  </text:list-item>
                </text:list>
              </text:list-item>
              <text:list-item>
                <text:p>*_species</text:p>
                <text:list>
                  <text:list-item>
                    <text:p><text:span text:style-name="T32">Subset of </text:span><text:span text:style-name="T33">overall_* including species level identified seqs except for the seqs which have " sp." at the tail in species name</text:span></text:p>
                  </text:list-item>
                </text:list>
              </text:list-item>
              <text:list-item>
                <text:p>*_species_wosp</text:p>
                <text:list>
                  <text:list-item>
                    <text:p><text:span text:style-name="T34">Subset of overall_*</text:span> including species level identified seqs except for the seqs which have " sp." in species name</text:p>
                  </text:list-item>
                </text:list>
              </text:list-item>
            </text:list>
          </draw:text-box>
        </draw:frame>
        <presentation:notes draw:style-name="dp2">
          <draw:page-thumbnail draw:style-name="gr4" draw:layer="layout" svg:width="14.848cm" svg:height="11.136cm" svg:x="3.075cm" svg:y="2.257cm" draw:page-number="50" presentation:class="page"/>
          <draw:frame presentation:style-name="pr4" draw:text-style-name="P19" draw:layer="layout" svg:width="16.799cm" svg:height="13.364cm" svg:x="2.1cm" svg:y="14.107cm" presentation:class="notes" presentation:placeholder="true">
            <draw:text-box/>
          </draw:frame>
        </presentation:notes>
      </draw:page>
      <draw:page draw:name="page51"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Taxonomic infomation reliability in reference databases</text:p>
          </draw:text-box>
        </draw:frame>
        <draw:frame draw:style-name="gr103" draw:text-style-name="P58" draw:layer="layout" svg:width="28.163cm" svg:height="1.297cm" svg:x="0cm" svg:y="2.8cm">
          <draw:text-box>
            <text:p><text:span text:style-name="T31">*_species_wosp</text:span><text:span text:style-name="T31">＞</text:span><text:span text:style-name="T31">*_species</text:span><text:span text:style-name="T31">＞</text:span><text:span text:style-name="T31">*_species_wsp</text:span><text:span text:style-name="T31">＞</text:span><text:span text:style-name="T31">*_genus</text:span><text:span text:style-name="T31">＞</text:span><text:span text:style-name="T31">*_family</text:span><text:span text:style-name="T31">＞</text:span><text:span text:style-name="T31">*_order</text:span><text:span text:style-name="T31">＞</text:span><text:span text:style-name="T31">*_class</text:span></text:p>
          </draw:text-box>
        </draw:frame>
        <draw:frame presentation:style-name="pr6" draw:text-style-name="P8" draw:layer="layout" svg:width="25.199cm" svg:height="5cm" svg:x="1.401cm" svg:y="5.375cm" presentation:class="outline" presentation:user-transformed="true">
          <draw:text-box>
            <text:list text:style-name="L3">
              <text:list-item>
                <text:p>Because the seqs which only have higher level taxonomic info likely to be identified based on closest INSD seqs, such taxonomic info are less reliable</text:p>
              </text:list-item>
              <text:list-item>
                <text:p text:style-name="P22"><text:span text:style-name="T9">Because the seqs identified as " sp." is not strictly identified or such species are undescribed, such taxonomic info are less reliable</text:span></text:p>
              </text:list-item>
            </text:list>
          </draw:text-box>
        </draw:frame>
        <presentation:notes draw:style-name="dp2">
          <draw:page-thumbnail draw:style-name="gr4"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Which reference database should be used?</text:p>
          </draw:text-box>
        </draw:frame>
        <draw:frame presentation:style-name="pr6" draw:text-style-name="P8" draw:layer="layout" svg:width="25.199cm" svg:height="6.163cm" svg:x="1.391cm" svg:y="4.794cm" presentation:class="outline" presentation:user-transformed="true">
          <draw:text-box>
            <text:list text:style-name="L3">
              <text:list-item>
                <text:p><text:span text:style-name="T9">overall_species_wosp is recommended in most cases because the seqs lacking lower level taxonomic info likely to be less reliable</text:span></text:p>
              </text:list-item>
              <text:list-item>
                <text:p><text:span text:style-name="T9">The other overall_* are recommended if you want to minimize "unidentified" in * level and can tolerate misidentification in lower level</text:span></text:p>
              </text:list-item>
              <text:list-item>
                <text:p><text:span text:style-name="T9">The others are recommended for screening or PCs lacking enough amount of memory</text:span></text:p>
              </text:list-item>
            </text:list>
          </draw:text-box>
        </draw:frame>
        <presentation:notes draw:style-name="dp2">
          <draw:page-thumbnail draw:style-name="gr4" draw:layer="layout" svg:width="14.848cm" svg:height="11.136cm" svg:x="3.075cm" svg:y="2.257cm" draw:page-number="52" presentation:class="page"/>
          <draw:frame presentation:style-name="pr4" draw:text-style-name="P19" draw:layer="layout" svg:width="16.799cm" svg:height="13.364cm" svg:x="2.1cm" svg:y="14.107cm" presentation:class="notes" presentation:placeholder="true">
            <draw:text-box/>
          </draw:frame>
        </presentation:notes>
      </draw:page>
      <draw:page draw:name="page53"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text:span text:style-name="T35">Interlude: </text:span>Merging of taxonomy</text:p>
          </draw:text-box>
        </draw:frame>
        <draw:frame presentation:style-name="pr6" draw:text-style-name="P8" draw:layer="layout" svg:width="25.199cm" svg:height="5.059cm" svg:x="1.4cm" svg:y="5.346cm" presentation:class="outline" presentation:user-transformed="true">
          <draw:text-box>
            <text:list text:style-name="L3">
              <text:list-item>
                <text:p text:style-name="P22"><text:span text:style-name="T9">More reliable taxonomy should be preferred but less reliable taxonomy which reached to lower taxonomic level could be acceptable</text:span></text:p>
              </text:list-item>
              <text:list-item>
                <text:p text:style-name="P22"><text:span text:style-name="T9">The best balance between reliability and identifiability can be achieved by merging taxonomy from overall_species_wosp and the other overall_*</text:span></text:p>
              </text:list-item>
            </text:list>
          </draw:text-box>
        </draw:frame>
        <presentation:notes draw:style-name="dp2">
          <draw:page-thumbnail draw:style-name="gr4" draw:layer="layout" svg:width="14.848cm" svg:height="11.136cm" svg:x="3.075cm" svg:y="2.257cm" draw:page-number="53" presentation:class="page"/>
          <draw:frame presentation:style-name="pr4" draw:text-style-name="P19" draw:layer="layout" svg:width="16.799cm" svg:height="13.364cm" svg:x="2.1cm" svg:y="14.107cm" presentation:class="notes" presentation:placeholder="true">
            <draw:text-box/>
          </draw:frame>
        </presentation:notes>
      </draw:page>
      <draw:page draw:name="page5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0: Making summary tabl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tsv</text:span></text:p>
              </text:list-item>
            </text:list>
            <text:p text:style-name="P35"><text:span text:style-name="T17">in OverlappedPairedEnd_09_ClusteredSequences</text:span></text:p>
            <text:list text:continue-numbering="true" text:style-name="L3">
              <text:list-item>
                <text:p text:style-name="P36"><text:span text:style-name="T9">taxonomy_merged_filled.tsv</text:span></text:p>
              </text:list-item>
            </text:list>
            <text:p text:style-name="P35"><text:span text:style-name="T17">in OverlappedPairedEnd_10_ClaidentResults</text:span></text:p>
          </draw:text-box>
        </draw:frame>
        <draw:frame presentation:style-name="pr6" draw:text-style-name="P8" draw:layer="layout" svg:width="12.297cm" svg:height="11.354cm" svg:x="14.313cm" svg:y="2.046cm" presentation:class="outline" presentation:user-transformed="true">
          <draw:text-box>
            <text:list text:style-name="L3">
              <text:list-item>
                <text:p>Outputs</text:p>
              </text:list-item>
              <text:list-item>
                <text:p><text:span text:style-name="T9">sample_otu_matrix_fishes.tsv</text:span></text:p>
              </text:list-item>
              <text:list-item>
                <text:p><text:span text:style-name="T9">sample_species_matrix_fishes.tsv</text:span></text:p>
              </text:list-item>
              <text:list-item>
                <text:p><text:span text:style-name="T9">sample_top50species_nreads_fishes.tsv</text:span></text:p>
              </text:list-item>
              <text:list-item>
                <text:p><text:span text:style-name="T9">sample_top50family_nreads_fishes.tsv</text:span></text:p>
              </text:list-item>
              <text:list-item>
                <text:p><text:span text:style-name="T9">sample_species_nreads_fishes.tsv</text:span></text:p>
              </text:list-item>
              <text:list-item>
                <text:p><text:span text:style-name="T9">sample_family_nreads_fishes.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54" presentation:class="page"/>
          <draw:frame presentation:style-name="pr4" draw:text-style-name="P19" draw:layer="layout" svg:width="16.799cm" svg:height="13.364cm" svg:x="2.1cm" svg:y="14.107cm" presentation:class="notes" presentation:placeholder="true">
            <draw:text-box/>
          </draw:frame>
        </presentation:notes>
      </draw:page>
      <draw:page draw:name="page55" draw:style-name="dp1" draw:master-page-name="標準1" presentation:presentation-page-layout-name="AL1T19">
        <office:forms form:automatic-focus="false" form:apply-design-mode="false"/>
        <draw:frame presentation:style-name="pr10" draw:text-style-name="P48" draw:layer="layout" svg:width="27.6cm" svg:height="2.2cm" svg:x="0.2cm" svg:y="0cm" presentation:class="title">
          <draw:text-box>
            <text:p text:style-name="P36">Chapter 10: Making summary tabl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5" presentation:class="page"/>
          <draw:frame presentation:style-name="pr4" draw:text-style-name="P19" draw:layer="layout" svg:width="16.799cm" svg:height="13.364cm" svg:x="2.1cm" svg:y="14.107cm" presentation:class="notes" presentation:placeholder="true">
            <draw:text-box/>
          </draw:frame>
        </presentation:notes>
      </draw:page>
      <draw:page draw:name="page56"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1: Plotting community structur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top50species_nreads_fishes.tsv</text:span></text:p>
              </text:list-item>
              <text:list-item>
                <text:p text:style-name="P22"><text:span text:style-name="T9">sample_top50family_nreads_fishes.tsv</text:span></text:p>
              </text:list-item>
              <text:list-item>
                <text:p text:style-name="P22"><text:span text:style-name="T9">sample_species_nreads_fishes.tsv</text:span></text:p>
              </text:list-item>
              <text:list-item>
                <text:p text:style-name="P22"><text:span text:style-name="T9">sample_family_nreads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 text:style-name="P22"><text:span text:style-name="T9">barplottop50species.pdf</text:span></text:p>
              </text:list-item>
              <text:list-item>
                <text:p><text:span text:style-name="T9">barplottop50family.pdf</text:span></text:p>
              </text:list-item>
              <text:list-item>
                <text:p text:style-name="P22"><text:span text:style-name="T9">heatmapspecies.pdf</text:span></text:p>
              </text:list-item>
              <text:list-item>
                <text:p><text:span text:style-name="T9">heatmapfamily.pdf</text:span></text:p>
              </text:list-item>
            </text:list>
            <text:p text:style-name="P35"><text:span text:style-name="T17">in OverlappedPairedEnd_11_RAnalysisResults</text:span></text:p>
          </draw:text-box>
        </draw:frame>
        <presentation:notes draw:style-name="dp2">
          <draw:page-thumbnail draw:style-name="gr4" draw:layer="layout" svg:width="14.848cm" svg:height="11.136cm" svg:x="3.075cm" svg:y="2.257cm" draw:page-number="56" presentation:class="page"/>
          <draw:frame presentation:style-name="pr4" draw:text-style-name="P19" draw:layer="layout" svg:width="16.799cm" svg:height="13.364cm" svg:x="2.1cm" svg:y="14.107cm" presentation:class="notes" presentation:placeholder="true">
            <draw:text-box/>
          </draw:frame>
        </presentation:notes>
      </draw:page>
      <draw:page draw:name="page57" draw:style-name="dp1" draw:master-page-name="標準1" presentation:presentation-page-layout-name="AL1T19">
        <office:forms form:automatic-focus="false" form:apply-design-mode="false"/>
        <draw:frame presentation:style-name="pr11" draw:text-style-name="P48" draw:layer="layout" svg:width="27.6cm" svg:height="2.2cm" svg:x="0.2cm" svg:y="0cm" presentation:class="title">
          <draw:text-box>
            <text:p text:style-name="P36">Chapter 11: Plotting community structur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7" presentation:class="page"/>
          <draw:frame presentation:style-name="pr4" draw:text-style-name="P19" draw:layer="layout" svg:width="16.799cm" svg:height="13.364cm" svg:x="2.1cm" svg:y="14.107cm" presentation:class="notes" presentation:placeholder="true">
            <draw:text-box/>
          </draw:frame>
        </presentation:notes>
      </draw:page>
      <draw:page draw:name="page5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Plotting sampling/sequencing coverag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species_matrix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specaccum.pdf</text:span></text:p>
              </text:list-item>
              <text:list-item>
                <text:p text:style-name="P22"><text:span text:style-name="T9">rarecurve.pdf</text:span></text:p>
              </text:list-item>
            </text:list>
            <text:p text:style-name="P47"><text:span text:style-name="T17">in OverlappedPairedEnd_11_RAnalysisResults</text:span></text:p>
            <text:list text:continue-numbering="true" text:style-name="L3">
              <text:list-item>
                <text:p text:style-name="P45"><text:span text:style-name="T9">Community (data.frame)</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58" presentation:class="page"/>
          <draw:frame presentation:style-name="pr4" draw:text-style-name="P19" draw:layer="layout" svg:width="16.799cm" svg:height="13.364cm" svg:x="2.1cm" svg:y="14.107cm" presentation:class="notes" presentation:placeholder="true">
            <draw:text-box/>
          </draw:frame>
        </presentation:notes>
      </draw:page>
      <draw:page draw:name="page59" draw:style-name="dp1" draw:master-page-name="標準1" presentation:presentation-page-layout-name="AL1T19">
        <office:forms form:automatic-focus="false" form:apply-design-mode="false"/>
        <draw:frame presentation:style-name="pr12" draw:text-style-name="P48" draw:layer="layout" svg:width="27.6cm" svg:height="2.2cm" svg:x="0.2cm" svg:y="0cm" presentation:class="title">
          <draw:text-box>
            <text:p text:style-name="P36">Chapter 12: Plotting sampling/sequencing coverag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9" presentation:class="page"/>
          <draw:frame presentation:style-name="pr4" draw:text-style-name="P19" draw:layer="layout" svg:width="16.799cm" svg:height="13.364cm" svg:x="2.1cm" svg:y="14.107cm" presentation:class="notes" presentation:placeholder="true">
            <draw:text-box/>
          </draw:frame>
        </presentation:notes>
      </draw:page>
      <draw:page draw:name="page6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Applying coverage-based rarefaction</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Community (data.frame)</text:span></text:p>
              </text:list-item>
            </text:list>
            <text:p text:style-name="P47"><text:span text:style-name="T17">in R workspace</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RarefiedCommunity (data.frame)</text:span></text:p>
              </text:list-item>
              <text:list-item>
                <text:p text:style-name="P22"><text:span text:style-name="T9">BinaryRarefiedCommunity (d.f.)</text:span></text:p>
              </text:list-item>
            </text:list>
            <text:p text:style-name="P47"><text:span text:style-name="T17">in R workspace</text:span></text:p>
            <text:list text:continue-numbering="true" text:style-name="L3">
              <text:list-item>
                <text:p text:style-name="P45"><text:span text:style-name="T9">RarefiedCommunity.tsv</text:span></text:p>
              </text:list-item>
              <text:list-item>
                <text:p text:style-name="P45"><text:span text:style-name="T9">BinaryRarefiedCommunity.tsv</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60" presentation:class="page"/>
          <draw:frame presentation:style-name="pr4" draw:text-style-name="P19" draw:layer="layout" svg:width="16.799cm" svg:height="13.364cm" svg:x="2.1cm" svg:y="14.107cm" presentation:class="notes" presentation:placeholder="true">
            <draw:text-box/>
          </draw:frame>
        </presentation:notes>
      </draw:page>
      <draw:page draw:name="page61" draw:style-name="dp1" draw:master-page-name="標準1" presentation:presentation-page-layout-name="AL1T19">
        <office:forms form:automatic-focus="false" form:apply-design-mode="false"/>
        <draw:frame presentation:style-name="pr13" draw:text-style-name="P48" draw:layer="layout" svg:width="27.6cm" svg:height="2.2cm" svg:x="0.2cm" svg:y="0cm" presentation:class="title">
          <draw:text-box>
            <text:p text:style-name="P36">Chapter 12: Applying coverage-based rarefaction</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61" presentation:class="page"/>
          <draw:frame presentation:style-name="pr4" draw:text-style-name="P19" draw:layer="layout" svg:width="16.799cm" svg:height="13.364cm" svg:x="2.1cm" svg:y="14.107cm" presentation:class="notes" presentation:placeholder="true">
            <draw:text-box/>
          </draw:frame>
        </presentation:notes>
      </draw:page>
      <draw:page draw:name="page6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21.577cm" svg:y="5.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21.577cm" svg:y="3.5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2" presentation:class="page"/>
          <draw:frame presentation:style-name="pr4" draw:text-style-name="P19" draw:layer="layout" svg:width="16.799cm" svg:height="13.364cm" svg:x="2.1cm" svg:y="14.107cm" presentation:class="notes" presentation:placeholder="true">
            <draw:text-box/>
          </draw:frame>
        </presentation:notes>
      </draw:page>
      <draw:page draw:name="page6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12.33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7.13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8.706cm" svg:y="8.421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3" presentation:class="page"/>
          <draw:frame presentation:style-name="pr4" draw:text-style-name="P19" draw:layer="layout" svg:width="16.799cm" svg:height="13.364cm" svg:x="2.1cm" svg:y="14.107cm" presentation:class="notes" presentation:placeholder="true">
            <draw:text-box/>
          </draw:frame>
        </presentation:notes>
      </draw:page>
      <draw:page draw:name="page6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6.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6.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7.2cm" svg:y="9.737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4" presentation:class="page"/>
          <draw:frame presentation:style-name="pr4" draw:text-style-name="P19" draw:layer="layout" svg:width="16.799cm" svg:height="13.364cm" svg:x="2.1cm" svg:y="14.107cm" presentation:class="notes" presentation:placeholder="true">
            <draw:text-box/>
          </draw:frame>
        </presentation:notes>
      </draw:page>
      <draw:page draw:name="page6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1" draw:text-style-name="P62" draw:layer="layout" svg:width="0.4cm" svg:height="0.4cm" svg:x="12.573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63" draw:layer="layout" svg:width="9.748cm" svg:height="2.843cm" svg:x="10cm" svg:y="7.757cm">
          <draw:text-box>
            <text:p text:style-name="P12"><text:span text:style-name="T38">Species richness ratio</text:span></text:p>
            <text:p text:style-name="P12"><text:span text:style-name="T38">of sample 1 to sample 2</text:span></text:p>
            <text:p text:style-name="P12"><text:span text:style-name="T38">seems different from true ratio</text:span></text:p>
          </draw:text-box>
        </draw:frame>
        <draw:custom-shape draw:style-name="gr110" draw:text-style-name="P61" draw:layer="layout" svg:width="0.4cm" svg:height="0.4cm" svg:x="12.574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5" presentation:class="page"/>
          <draw:frame presentation:style-name="pr4" draw:text-style-name="P19" draw:layer="layout" svg:width="16.799cm" svg:height="13.364cm" svg:x="2.1cm" svg:y="14.107cm" presentation:class="notes" presentation:placeholder="true">
            <draw:text-box/>
          </draw:frame>
        </presentation:notes>
      </draw:page>
      <draw:page draw:name="page6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frame draw:style-name="gr115" draw:text-style-name="P63" draw:layer="layout" svg:width="11.068cm" svg:height="1.115cm" svg:x="10.532cm" svg:y="8.085cm">
          <draw:text-box>
            <text:p text:style-name="P12"><text:span text:style-name="T38">Equalize slope of rarefaction curves</text:span></text:p>
          </draw:text-box>
        </draw:fram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6" presentation:class="page"/>
          <draw:frame presentation:style-name="pr4" draw:text-style-name="P19" draw:layer="layout" svg:width="16.799cm" svg:height="13.364cm" svg:x="2.1cm" svg:y="14.107cm" presentation:class="notes" presentation:placeholder="true">
            <draw:text-box/>
          </draw:frame>
        </presentation:notes>
      </draw:page>
      <draw:page draw:name="page6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8.884cm" svg:height="2.843cm" svg:x="10.159cm" svg:y="7.8cm">
          <draw:text-box>
            <text:p text:style-name="P12"><text:span text:style-name="T38">Species richness ratio</text:span></text:p>
            <text:p text:style-name="P12"><text:span text:style-name="T38">of sample 1 to sample 2</text:span></text:p>
            <text:p text:style-name="P12"><text:span text:style-name="T38">becomes closer to true ratio</text:span></text:p>
          </draw:text-box>
        </draw:frame>
        <presentation:notes draw:style-name="dp2">
          <draw:page-thumbnail draw:style-name="gr4" draw:layer="layout" svg:width="14.848cm" svg:height="11.136cm" svg:x="3.075cm" svg:y="2.257cm" draw:page-number="67" presentation:class="page"/>
          <draw:frame presentation:style-name="pr4" draw:text-style-name="P19" draw:layer="layout" svg:width="16.799cm" svg:height="13.364cm" svg:x="2.1cm" svg:y="14.107cm" presentation:class="notes" presentation:placeholder="true">
            <draw:text-box/>
          </draw:frame>
        </presentation:notes>
      </draw:page>
      <draw:page draw:name="page68"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63" draw:layer="layout" svg:width="6.649cm" svg:height="1.979cm" svg:x="10.8cm" svg:y="8cm">
          <draw:text-box>
            <text:p text:style-name="P12"><text:span text:style-name="T38">Sampling "coverage"</text:span></text:p>
            <text:p text:style-name="P12"><text:span text:style-name="T38">is equalized</text:span></text:p>
          </draw:text-box>
        </draw:frame>
        <presentation:notes draw:style-name="dp2">
          <draw:page-thumbnail draw:style-name="gr4" draw:layer="layout" svg:width="14.848cm" svg:height="11.136cm" svg:x="3.075cm" svg:y="2.257cm" draw:page-number="68" presentation:class="page"/>
          <draw:frame presentation:style-name="pr4" draw:text-style-name="P19" draw:layer="layout" svg:width="16.799cm" svg:height="13.364cm" svg:x="2.1cm" svg:y="14.107cm" presentation:class="notes" presentation:placeholder="true">
            <draw:text-box/>
          </draw:frame>
        </presentation:notes>
      </draw:page>
      <draw:page draw:name="page69"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8" draw:text-style-name="P63" draw:layer="layout" svg:width="10.577cm" svg:height="2.843cm" svg:x="9.623cm" svg:y="8cm">
          <draw:text-box>
            <text:p text:style-name="P12"><text:span text:style-name="T38">Coverage-based rarefaction</text:span></text:p>
            <text:p text:style-name="P12"><text:span text:style-name="T38">proposed by Chao and Jost (2012)</text:span></text:p>
            <text:p text:style-name="P12"><text:span text:style-name="T38">https://doi.org/10.1890/11-1952.1</text:span></text:p>
          </draw:text-box>
        </draw:frame>
        <presentation:notes draw:style-name="dp2">
          <draw:page-thumbnail draw:style-name="gr4" draw:layer="layout" svg:width="14.848cm" svg:height="11.136cm" svg:x="3.075cm" svg:y="2.257cm" draw:page-number="69" presentation:class="page"/>
          <draw:frame presentation:style-name="pr4" draw:text-style-name="P19" draw:layer="layout" svg:width="16.799cm" svg:height="13.364cm" svg:x="2.1cm" svg:y="14.107cm" presentation:class="notes" presentation:placeholder="true">
            <draw:text-box/>
          </draw:frame>
        </presentation:notes>
      </draw:page>
      <draw:page draw:name="page7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3: Calculating distance matric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RarefiedCommunity (data.frame)</text:span></text:p>
              </text:list-item>
              <text:list-item>
                <text:p text:style-name="P45"><text:span text:style-name="T9">BinaryRarefiedCommunity (d.f.)</text:span></text:p>
              </text:list-item>
            </text:list>
            <text:p text:style-name="P47"><text:span text:style-name="T17">in R workspace</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 (dist)</text:span></text:p>
              </text:list-item>
              <text:list-item>
                <text:p text:style-name="P22"><text:span text:style-name="T9">Jaccard (dist)</text:span></text:p>
              </text:list-item>
              <text:list-item>
                <text:p text:style-name="P22"><text:span text:style-name="T9">BinaryJaccard (dist)</text:span></text:p>
              </text:list-item>
              <text:list-item>
                <text:p text:style-name="P22"><text:span text:style-name="T9">BinaryRaupCrick (dist)</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70" presentation:class="page"/>
          <draw:frame presentation:style-name="pr4" draw:text-style-name="P19" draw:layer="layout" svg:width="16.799cm" svg:height="13.364cm" svg:x="2.1cm" svg:y="14.107cm" presentation:class="notes" presentation:placeholder="true">
            <draw:text-box/>
          </draw:frame>
        </presentation:notes>
      </draw:page>
      <draw:page draw:name="page71" draw:style-name="dp1" draw:master-page-name="標準1" presentation:presentation-page-layout-name="AL1T19">
        <office:forms form:automatic-focus="false" form:apply-design-mode="false"/>
        <draw:frame presentation:style-name="pr14" draw:text-style-name="P48" draw:layer="layout" svg:width="27.6cm" svg:height="2.2cm" svg:x="0.2cm" svg:y="0cm" presentation:class="title">
          <draw:text-box>
            <text:p text:style-name="P36">Chapter 13: Calculating distance matri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1" presentation:class="page"/>
          <draw:frame presentation:style-name="pr4" draw:text-style-name="P19" draw:layer="layout" svg:width="16.799cm" svg:height="13.364cm" svg:x="2.1cm" svg:y="14.107cm" presentation:class="notes" presentation:placeholder="true">
            <draw:text-box/>
          </draw:frame>
        </presentation:notes>
      </draw:page>
      <draw:page draw:name="page7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Community distance (β diversity) metrics, PERMANOVA and NMDS</text:p>
          </draw:text-box>
        </draw:frame>
        <draw:frame presentation:style-name="pr6" draw:text-style-name="P8" draw:layer="layout" svg:width="25.199cm" svg:height="5.459cm" svg:x="1.401cm" svg:y="5.146cm" presentation:class="outline" presentation:user-transformed="true">
          <draw:text-box>
            <text:p>See</text:p>
            <text:list text:style-name="L3">
              <text:list-item>
                <text:p>Anderson et al. (2010) https://doi.org/10.1111/j.1461-0248.2010.01552.x</text:p>
              </text:list-item>
              <text:list-item>
                <text:p>Anderson (2001) https://doi.org/10.1111/j.1442-9993.2001.01070.pp.x</text:p>
              </text:list-item>
              <text:list-item>
                <text:p>Anderson (2017) https://doi.org/10.1002/9781118445112.stat07841</text:p>
              </text:list-item>
              <text:list-item>
                <text:p>土居・岡村 (2010) https://doi.org/10.18960/seitai.61.1_3</text:p>
              </text:list-item>
            </text:list>
          </draw:text-box>
        </draw:frame>
        <presentation:notes draw:style-name="dp2">
          <draw:page-thumbnail draw:style-name="gr4" draw:layer="layout" svg:width="14.848cm" svg:height="11.136cm" svg:x="3.075cm" svg:y="2.257cm" draw:page-number="72" presentation:class="page"/>
          <draw:frame presentation:style-name="pr4" draw:text-style-name="P19" draw:layer="layout" svg:width="16.799cm" svg:height="13.364cm" svg:x="2.1cm" svg:y="14.107cm" presentation:class="notes" presentation:placeholder="true">
            <draw:text-box/>
          </draw:frame>
        </presentation:notes>
      </draw:page>
      <draw:page draw:name="page7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4: Executing PERMANOVA</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PERMANOVA.txt</text:span></text:p>
              </text:list-item>
              <text:list-item>
                <text:p text:style-name="P22"><text:span text:style-name="T9">JaccardPERMANOVA.txt</text:span></text:p>
              </text:list-item>
              <text:list-item>
                <text:p text:style-name="P22"><text:span text:style-name="T9">BinaryJaccardPERMANOVA.txt</text:span></text:p>
              </text:list-item>
              <text:list-item>
                <text:p text:style-name="P22"><text:span text:style-name="T9">BinaryRaupCrickPERMANOVA.txt</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3" presentation:class="page"/>
          <draw:frame presentation:style-name="pr4" draw:text-style-name="P19" draw:layer="layout" svg:width="16.799cm" svg:height="13.364cm" svg:x="2.1cm" svg:y="14.107cm" presentation:class="notes" presentation:placeholder="true">
            <draw:text-box/>
          </draw:frame>
        </presentation:notes>
      </draw:page>
      <draw:page draw:name="page74" draw:style-name="dp1" draw:master-page-name="標準1" presentation:presentation-page-layout-name="AL1T19">
        <office:forms form:automatic-focus="false" form:apply-design-mode="false"/>
        <draw:frame presentation:style-name="pr15" draw:text-style-name="P48" draw:layer="layout" svg:width="27.6cm" svg:height="2.2cm" svg:x="0.2cm" svg:y="0cm" presentation:class="title">
          <draw:text-box>
            <text:p text:style-name="P36">Chapter 14: Executing PERMANOVA</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4" presentation:class="page"/>
          <draw:frame presentation:style-name="pr4" draw:text-style-name="P19" draw:layer="layout" svg:width="16.799cm" svg:height="13.364cm" svg:x="2.1cm" svg:y="14.107cm" presentation:class="notes" presentation:placeholder="true">
            <draw:text-box/>
          </draw:frame>
        </presentation:notes>
      </draw:page>
      <draw:page draw:name="page7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5: Executing NMD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NMDS.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5" presentation:class="page"/>
          <draw:frame presentation:style-name="pr4" draw:text-style-name="P19" draw:layer="layout" svg:width="16.799cm" svg:height="13.364cm" svg:x="2.1cm" svg:y="14.107cm" presentation:class="notes" presentation:placeholder="true">
            <draw:text-box/>
          </draw:frame>
        </presentation:notes>
      </draw:page>
      <draw:page draw:name="page76" draw:style-name="dp1" draw:master-page-name="標準1" presentation:presentation-page-layout-name="AL1T19">
        <office:forms form:automatic-focus="false" form:apply-design-mode="false"/>
        <draw:frame presentation:style-name="pr16" draw:text-style-name="P48" draw:layer="layout" svg:width="27.6cm" svg:height="2.2cm" svg:x="0.2cm" svg:y="0cm" presentation:class="title">
          <draw:text-box>
            <text:p text:style-name="P36">Chapter 15: Executing NMD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6" presentation:class="page"/>
          <draw:frame presentation:style-name="pr4" draw:text-style-name="P19" draw:layer="layout" svg:width="16.799cm" svg:height="13.364cm" svg:x="2.1cm" svg:y="14.107cm" presentation:class="notes" presentation:placeholder="true">
            <draw:text-box/>
          </draw:frame>
        </presentation:notes>
      </draw:page>
      <draw:page draw:name="page7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6: Executing Mantel correlogram analysis using geographical distanc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Geo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7" presentation:class="page"/>
          <draw:frame presentation:style-name="pr4" draw:text-style-name="P19" draw:layer="layout" svg:width="16.799cm" svg:height="13.364cm" svg:x="2.1cm" svg:y="14.107cm" presentation:class="notes" presentation:placeholder="true">
            <draw:text-box/>
          </draw:frame>
        </presentation:notes>
      </draw:page>
      <draw:page draw:name="page78" draw:style-name="dp1" draw:master-page-name="標準1" presentation:presentation-page-layout-name="AL1T19">
        <office:forms form:automatic-focus="false" form:apply-design-mode="false"/>
        <draw:frame presentation:style-name="pr17" draw:text-style-name="P48" draw:layer="layout" svg:width="27.6cm" svg:height="2.2cm" svg:x="0.2cm" svg:y="0cm" presentation:class="title">
          <draw:text-box>
            <text:p text:style-name="P36">Chapter 16: Executing Mantel correlogram analysis using geographical distanc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8" presentation:class="page"/>
          <draw:frame presentation:style-name="pr4" draw:text-style-name="P19" draw:layer="layout" svg:width="16.799cm" svg:height="13.364cm" svg:x="2.1cm" svg:y="14.107cm" presentation:class="notes" presentation:placeholder="true">
            <draw:text-box/>
          </draw:frame>
        </presentation:notes>
      </draw:page>
      <draw:page draw:name="page7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7: Executing Mantel correlogram analysis using date interval</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Date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9" presentation:class="page"/>
          <draw:frame presentation:style-name="pr4" draw:text-style-name="P19" draw:layer="layout" svg:width="16.799cm" svg:height="13.364cm" svg:x="2.1cm" svg:y="14.107cm" presentation:class="notes" presentation:placeholder="true">
            <draw:text-box/>
          </draw:frame>
        </presentation:notes>
      </draw:page>
      <draw:page draw:name="page80" draw:style-name="dp1" draw:master-page-name="標準1" presentation:presentation-page-layout-name="AL1T19">
        <office:forms form:automatic-focus="false" form:apply-design-mode="false"/>
        <draw:frame presentation:style-name="pr18" draw:text-style-name="P48" draw:layer="layout" svg:width="27.6cm" svg:height="2.2cm" svg:x="0.2cm" svg:y="0cm" presentation:class="title">
          <draw:text-box>
            <text:p text:style-name="P36">Chapter 17: Executing Mantel correlogram analysis using date inter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80" presentation:class="page"/>
          <draw:frame presentation:style-name="pr4" draw:text-style-name="P19"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9" draw:text-style-name="P8" draw:layer="layout" svg:width="27.6cm" svg:height="2.2cm" svg:x="0.2cm" svg:y="0cm" presentation:class="title">
          <draw:text-box>
            <text:p>Conclusion: Metabarcoding analysis using Claident and R</text:p>
          </draw:text-box>
        </draw:frame>
        <draw:frame presentation:style-name="pr20" draw:text-style-name="P8" draw:layer="layout" svg:width="25.199cm" svg:height="13cm" svg:x="1.401cm" svg:y="1.375cm" presentation:class="outline" presentation:user-transformed="true">
          <draw:text-box>
            <text:list text:style-name="L3">
              <text:list-item>
                <text:p>Claident is integrated package for translation from high-throughput amplicon sequence data into ecological communities</text:p>
              </text:list-item>
              <text:list-item>
                <text:p>Claident can remove contaminants including index-hopped sequences using unused index combinations and blank samples (negative controls)</text:p>
              </text:list-item>
              <text:list-item>
                <text:p>Most studies lack decontamination and this might affect the conclusion of such studies</text:p>
              </text:list-item>
              <text:list-item>
                <text:p>Detection power of metabarcoding should re-evaluate using decontamination and our knowledge of that might need to be revised</text:p>
              </text:list-item>
              <text:list-item>
                <text:p><text:span text:style-name="T9">Claident provides multiple taxonomic assignment methods and can </text:span>merge those results</text:p>
              </text:list-item>
              <text:list-item>
                <text:p>R can import tab-separated text made by Claident</text:p>
              </text:list-item>
              <text:list-item>
                <text:p text:style-name="P64">vegan is strongly recommended for community ecological analyses</text:p>
              </text:list-item>
            </text:list>
          </draw:text-box>
        </draw:frame>
        <presentation:notes draw:style-name="dp2">
          <draw:page-thumbnail draw:style-name="gr4" draw:layer="layout" svg:width="14.848cm" svg:height="11.136cm" svg:x="3.075cm" svg:y="2.257cm" draw:page-number="81" presentation:class="page"/>
          <draw:frame presentation:style-name="pr21" draw:text-style-name="P1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 svg:font-family="Consolas" style:font-family-generic="modern" style:font-pitch="fixed"/>
    <style:font-face style:name="Consolas1" svg:font-family="Consolas" style:font-adornments="太字" style:font-family-generic="modern" style:font-pitch="fixed"/>
    <style:font-face style:name="Noto Mono" svg:font-family="'Noto Mono'" style:font-family-generic="modern" style:font-pitch="fixed"/>
    <style:font-face style:name="Consolas2" svg:font-family="Consolas" style:font-family-generic="modern" style:font-pitch="variable"/>
    <style:font-face style:name="HG PゴシックB Sun2" svg:font-family="'HG PゴシックB Sun'" style:font-family-generic="modern" style:font-pitch="variable"/>
    <style:font-face style:name="Liberation Sans2" svg:font-family="'Liberation Sans'" style:font-family-generic="modern" style:font-pitch="variable"/>
    <style:font-face style:name="Noto Mono1" svg:font-family="'Noto Mono'" style:font-family-generic="modern" style:font-pitch="variable"/>
    <style:font-face style:name="HG PゴシックB Sun1"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4"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 svg:font-family="'Noto Serif CJK JP'" style:font-family-generic="roman" style:font-pitch="variable"/>
    <style:font-face style:name="Noto Serif CJK JP1" svg:font-family="'Noto Serif CJK JP'" style:font-adornments="太字" style:font-family-generic="roman" style:font-pitch="variable"/>
    <style:font-face style:name="HG PゴシックB Sun"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3" svg:font-family="'Noto Sans'" style:font-family-generic="swiss" style:font-pitch="variable"/>
    <style:font-face style:name="Noto Sans5" svg:font-family="'Noto Sans'" style:font-adornments="太字" style:font-family-generic="swiss" style:font-pitch="variable"/>
    <style:font-face style:name="Noto Sans1" svg:font-family="'Noto Sans'" style:font-adornments="標準" style:font-family-generic="swiss" style:font-pitch="variable"/>
    <style:font-face style:name="Noto Sans CJK JP Bold1" svg:font-family="'Noto Sans CJK JP Bold'" style:font-family-generic="swiss" style:font-pitch="variable"/>
    <style:font-face style:name="Noto Sans CJK JP Bold4" svg:font-family="'Noto Sans CJK JP Bold'" style:font-adornments="太字" style:font-family-generic="swiss" style:font-pitch="variable"/>
    <style:font-face style:name="Noto Sans CJK JP Bold" svg:font-family="'Noto Sans CJK JP Bold'" style:font-adornments="標準" style:font-family-generic="swiss" style:font-pitch="variable"/>
    <style:font-face style:name="Noto Sans CJK JP Regular2"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3"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2" svg:font-family="'Noto Sans CJK JP Bold'" style:font-family-generic="system" style:font-pitch="variable"/>
    <style:font-face style:name="Noto Sans CJK JP Bold3"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HG 明朝L Su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G PゴシックB Sun3" style:font-family-asian="'HG PゴシックB 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1-background" style:family="presentation">
      <style:graphic-properties draw:stroke="none" draw:fill="none"/>
      <style:text-properties style:letter-kerning="true"/>
    </style:style>
    <style:style style:name="標準1-backgroundobjects" style:family="presentation">
      <style:graphic-properties draw:textarea-horizontal-align="justify" draw:shadow="hidden" draw:shadow-offset-x="0.2cm" draw:shadow-offset-y="0.2cm" draw:shadow-color="#808080"/>
      <style:paragraph-properties style:writing-mode="lr-tb"/>
      <style:text-properties style:font-name="Noto Sans1"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1-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1-outline1" style:family="presentation">
      <style:graphic-properties draw:stroke="none" draw:fill="none" draw:auto-grow-height="false" draw:fit-to-size="shrink-to-fit" style:shrink-to-fit="true">
        <text:list-style style:name="標準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cm" fo:margin-bottom="0cm" fo:text-indent="0cm"/>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outline2" style:family="presentation" style:parent-style-name="標準1-outline1">
      <style:paragraph-properties fo:margin-left="0cm" fo:margin-right="0cm" fo:margin-top="0cm" fo:margin-bottom="0cm" fo:text-indent="0cm"/>
      <style:text-properties style:font-name="Noto Sans1"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1-outline3" style:family="presentation" style:parent-style-name="標準1-outline2">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4" style:family="presentation" style:parent-style-name="標準1-outline3">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5" style:family="presentation" style:parent-style-name="標準1-outline4">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6" style:family="presentation" style:parent-style-name="標準1-outline5">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7" style:family="presentation" style:parent-style-name="標準1-outline6">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8" style:family="presentation" style:parent-style-name="標準1-outline7">
      <style:paragraph-properties fo:margin-left="0cm" fo:margin-right="0cm" fo:margin-top="0.074cm" fo:margin-bottom="0cm" fo:text-indent="0cm" style:writing-mode="lr-tb"/>
      <style:text-properties fo:font-size="16pt" style:font-size-asian="16pt" style:font-size-complex="20pt"/>
    </style:style>
    <style:style style:name="標準1-outline9" style:family="presentation" style:parent-style-name="標準1-outline8">
      <style:paragraph-properties fo:margin-left="0cm" fo:margin-right="0cm" fo:margin-top="0.074cm" fo:margin-bottom="0cm" fo:text-indent="0cm" style:writing-mode="lr-tb"/>
      <style:text-properties fo:font-size="16pt" style:font-size-asian="16pt" style:font-size-complex="20pt"/>
    </style:style>
    <style:style style:name="標準1-subtitle" style:family="presentation">
      <style:graphic-properties draw:stroke="none" draw:fill="none" draw:textarea-vertical-align="middle">
        <text:list-style style:name="標準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title" style:family="presentation">
      <style:graphic-properties draw:stroke="none" draw:fill="none" draw:textarea-vertical-align="top">
        <text:list-style style:name="標準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5"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4"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000000"/>
      <style:text-properties style:letter-kerning="true"/>
    </style:style>
    <style:style style:name="標準-backgroundobjects" style:family="presentation">
      <style:graphic-properties draw:textarea-horizontal-align="justify" draw:shadow="hidden" draw:shadow-offset-x="0.2cm" draw:shadow-offset-y="0.2cm" draw:shadow-color="#808080"/>
      <style:paragraph-properties style:writing-mode="lr-tb"/>
      <style:text-properties style:font-name="Noto Sans1"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4cm" fo:margin-bottom="0cm" fo:text-indent="0cm"/>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074cm" fo:margin-bottom="0cm" fo:text-indent="0cm"/>
      <style:text-properties style:font-name="Noto Sans1"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outline3" style:family="presentation" style:parent-style-name="標準-outline2">
      <style:paragraph-properties fo:margin-left="0cm" fo:margin-right="0cm" fo:margin-top="0.074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4" style:family="presentation" style:parent-style-name="標準-outline3">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5" style:family="presentation" style:parent-style-name="標準-outline4">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6" style:family="presentation" style:parent-style-name="標準-outline5">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7" style:family="presentation" style:parent-style-name="標準-outline6">
      <style:paragraph-properties fo:margin-left="0cm" fo:margin-right="0cm" fo:margin-top="0cm" fo:margin-bottom="0cm" fo:text-indent="0cm"/>
      <style:text-properties style:font-name="Noto Sans1"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8" style:family="presentation" style:parent-style-name="標準-outline7">
      <style:paragraph-properties fo:margin-left="0cm" fo:margin-right="0cm" fo:margin-top="0.074cm" fo:margin-bottom="0cm" fo:text-indent="0cm" style:writing-mode="lr-tb"/>
      <style:text-properties fo:font-size="16pt" style:font-size-asian="16pt" style:font-size-complex="20pt"/>
    </style:style>
    <style:style style:name="標準-outline9" style:family="presentation" style:parent-style-name="標準-outline8">
      <style:paragraph-properties fo:margin-left="0cm" fo:margin-right="0cm" fo:margin-top="0.074cm" fo:margin-bottom="0cm" fo:text-indent="0cm" style:writing-mode="lr-tb"/>
      <style:text-properties fo:font-size="16pt" style:font-size-asian="16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1"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top">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5"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4"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0.55cm"/>
    </style:style>
    <style:style style:name="Mpr1" style:family="presentation" style:parent-style-name="標準1-backgroundobjects">
      <style:graphic-properties draw:stroke="none" draw:fill="none" draw:fill-color="#ffffff" draw:auto-grow-height="false" fo:min-height="1.449cm"/>
      <style:paragraph-properties style:writing-mode="lr-tb"/>
    </style:style>
    <style:style style:name="Mpr2" style:family="presentation" style:parent-style-name="標準1-backgroundobjects">
      <style:graphic-properties draw:stroke="none" draw:fill="none" draw:fill-color="#ffffff" draw:auto-grow-height="false" fo:min-height="1.485cm"/>
      <style:paragraph-properties style:writing-mode="lr-tb"/>
    </style:style>
    <style:style style:name="Mpr3" style:family="presentation" style:parent-style-name="標準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449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Noto Sans1" fo:font-size="14pt" style:font-name-asian="Noto Sans CJK JP Regular"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1" style:page-layout-name="PM1" draw:style-name="Mdp1">
      <draw:frame presentation:style-name="標準1-title" draw:layer="backgroundobjects" svg:width="27.6cm" svg:height="2.2cm" svg:x="0.2cm" svg:y="0cm" presentation:class="title" presentation:placeholder="true">
        <draw:text-box/>
      </draw:frame>
      <draw:frame presentation:style-name="標準1-outline1" draw:layer="backgroundobjects" svg:width="25.199cm" svg:height="10.8cm" svg:x="1.4cm" svg:y="2.5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番号&gt;</text:page-number></text:span></text:p>
        </draw:text-box>
      </draw:frame>
      <presentation:notes style:page-layout-name="PM0">
        <draw:page-thumbnail presentation:style-name="標準1-title" draw:layer="backgroundobjects" svg:width="14.848cm" svg:height="11.136cm" svg:x="3.075cm" svg:y="2.257cm" presentation:class="page"/>
        <draw:frame presentation:style-name="標準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7.6cm" svg:height="2.2cm" svg:x="0.2cm" svg:y="0cm" presentation:class="title" presentation:placeholder="true">
        <draw:text-box/>
      </draw:frame>
      <draw:frame draw:style-name="Mgr3" draw:text-style-name="MP7" draw:layer="backgroundobjects" svg:width="25.199cm" svg:height="10.8cm" svg:x="1.4cm" svg:y="2.5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2"><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番号&gt;</text:page-number></text:span></text:p>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8T14:57:40.923000000</meta:creation-date>
    <dc:title>default</dc:title>
    <meta:editing-duration>P1DT1H44M29S</meta:editing-duration>
    <meta:editing-cycles>232</meta:editing-cycles>
    <meta:generator>LibreOffice/6.4.6.2$Windows_X86_64 LibreOffice_project/0ce51a4fd21bff07a5c061082cc82c5ed232f115</meta:generator>
    <dc:date>2020-11-19T13:03:41.776000000</dc:date>
    <meta:print-date>2020-11-13T09:14:09.525000000</meta:print-date>
    <meta:document-statistic meta:object-count="863"/>
  </office:meta>
</office:document-meta>
</file>